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83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19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8.33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51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visible-area-left="0cm" draw:visible-area-top="0cm" draw:visible-area-width="20.435cm" draw:visible-area-height="8.185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77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visible-area-left="0cm" draw:visible-area-top="0cm" draw:visible-area-width="18.345cm" draw:visible-area-height="14.72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89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visible-area-left="0cm" draw:visible-area-top="0cm" draw:visible-area-width="15.223cm" draw:visible-area-height="8.026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605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2.64cm" fo:min-width="0cm" fo:padding-top="0.128cm" fo:padding-bottom="0.128cm" fo:padding-left="0.256cm" fo:padding-right="0.256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352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28cm" fo:padding-bottom="0.128cm" fo:padding-left="0.256cm" fo:padding-right="0.256cm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gestrichelt" draw:marker-end-width="0.3cm" draw:textarea-horizontal-align="center" draw:textarea-vertical-align="middle"/>
    </style:style>
    <style:style style:name="gr24" style:family="graphic" style:parent-style-name="standard">
      <style:graphic-properties draw:marker-end="Symmetric_20_Arrow" draw:textarea-horizontal-align="center" draw:textarea-vertical-align="middle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31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172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7.833cm" fo:min-width="0cm" fo:padding-top="0.128cm" fo:padding-bottom="0.128cm" fo:padding-left="0.256cm" fo:padding-right="0.256cm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6.712cm" fo:min-width="0cm" fo:padding-top="0.128cm" fo:padding-bottom="0.128cm" fo:padding-left="0.256cm" fo:padding-right="0.256cm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5.619cm" fo:min-width="0cm" fo:padding-top="0.128cm" fo:padding-bottom="0.128cm" fo:padding-left="0.256cm" fo:padding-right="0.256cm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5.292cm" fo:min-width="0cm" fo:padding-top="0.128cm" fo:padding-bottom="0.128cm" fo:padding-left="0.256cm" fo:padding-right="0.256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023cm" fo:min-width="6.462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objectwithoutfill">
      <style:graphic-properties draw:marker-end="Line_20_Arrow" draw:fill="none" draw:textarea-horizontal-align="center" draw:textarea-vertical-align="middle"/>
    </style:style>
    <style:style style:name="gr35" style:family="graphic" style:parent-style-name="objectwithoutfill">
      <style:graphic-properties draw:stroke="dash" draw:stroke-dash="Fine_20_Dotted" draw:marker-end="Line_20_Arrow"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cm" fo:min-width="0cm" fo:padding-top="0.128cm" fo:padding-bottom="0.128cm" fo:padding-left="0.256cm" fo:padding-right="0.256cm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96cm" fo:min-width="0cm" fo:padding-top="0.128cm" fo:padding-bottom="0.128cm" fo:padding-left="0.256cm" fo:padding-right="0.256cm" draw:shadow="hidden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0.382cm" fo:min-width="0cm" fo:padding-top="0.128cm" fo:padding-bottom="0.128cm" fo:padding-left="0.256cm" fo:padding-right="0.256cm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4.098cm" fo:min-width="0cm" fo:padding-top="0.128cm" fo:padding-bottom="0.128cm" fo:padding-left="0.256cm" fo:padding-right="0.256cm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14.666cm" fo:min-width="0cm" fo:padding-top="0.128cm" fo:padding-bottom="0.128cm" fo:padding-left="0.256cm" fo:padding-right="0.256cm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58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line-height="99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8%" fo:text-indent="0cm"/>
    </style:style>
    <style:style style:name="P11" style:family="paragraph">
      <style:paragraph-properties text:enable-numbering="false" fo:margin-left="0cm" fo:margin-right="0cm" fo:line-height="103%" fo:text-indent="0cm" style:writing-mode="lr-tb"/>
    </style:style>
    <style:style style:name="P12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line-height="92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7%" fo:text-indent="0cm"/>
    </style:style>
    <style:style style:name="P15" style:family="paragraph">
      <style:paragraph-properties text:enable-numbering="true" fo:margin-left="0cm" fo:margin-right="0cm" fo:line-height="100%" fo:text-indent="0cm" style:writing-mode="lr-tb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18pt"/>
    </style:style>
    <style:style style:name="P17" style:family="paragraph">
      <style:paragraph-properties fo:margin-left="0cm" fo:margin-right="0cm" fo:line-height="10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106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8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text:enable-numbering="true" fo:margin-left="0cm" fo:margin-right="0cm" fo:line-height="103%" fo:text-indent="0cm" style:writing-mode="lr-tb"/>
    </style:style>
    <style:style style:name="P23" style:family="paragraph">
      <style:paragraph-properties fo:margin-left="0cm" fo:margin-right="0cm" fo:line-height="103%" fo:text-indent="0cm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4" style:family="paragraph">
      <style:paragraph-properties fo:margin-left="0cm" fo:margin-right="0cm" fo:margin-top="0.458cm" fo:margin-bottom="0cm" fo:line-height="98%" fo:text-align="center" fo:text-indent="0cm" style:writing-mode="lr-tb"/>
      <style:text-properties fo:font-size="24pt"/>
    </style:style>
    <style:style style:name="P25" style:family="paragraph">
      <style:paragraph-properties text:enable-numbering="true" fo:margin-left="0cm" fo:margin-right="0cm" fo:line-height="103%" fo:text-indent="0cm" style:writing-mode="lr-tb"/>
      <style:text-properties fo:font-size="24pt"/>
    </style:style>
    <style:style style:name="P2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Helvetica" style:font-pitch="variable" fo:font-size="18pt" fo:language="en" fo:country="GB" style:font-size-asian="18pt" style:font-size-complex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font-family="'Trebuchet MS'" style:font-pitch="variable" fo:font-size="10pt" fo:language="en" fo:country="GB" style:font-size-asian="18pt" style:font-size-complex="18pt"/>
    </style:style>
    <style:style style:name="T10" style:family="text">
      <style:text-properties fo:color="#000000" fo:font-family="'Trebuchet MS'" style:font-pitch="variable" fo:font-size="10pt" fo:language="en" fo:country="GB" fo:font-weight="bold" style:font-size-asian="18pt" style:font-size-complex="18pt"/>
    </style:style>
    <style:style style:name="T11" style:family="text">
      <style:text-properties fo:color="#000000" fo:font-family="'Trebuchet MS'" style:font-pitch="variable" fo:font-size="28pt" fo:language="en" fo:country="GB" style:font-size-asian="28pt" style:font-size-complex="28pt"/>
    </style:style>
    <style:style style:name="T12" style:family="text">
      <style:text-properties fo:color="#ffffff" fo:language="en" fo:country="GB"/>
    </style:style>
    <style:style style:name="T13" style:family="text">
      <style:text-properties fo:color="#000000" fo:font-family="'Trebuchet MS'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5" style:family="text">
      <style:text-properties fo:color="#000000" fo:font-family="Arial" style:font-pitch="variable" fo:font-size="12pt" fo:language="en" fo:country="GB" style:font-size-asian="12pt" style:font-size-complex="12pt"/>
    </style:style>
    <style:style style:name="T16" style:family="text">
      <style:text-properties fo:font-family="Arial" style:font-pitch="variable" fo:font-size="12pt" fo:language="en" fo:country="GB" style:font-size-asian="12pt" style:font-size-complex="12pt"/>
    </style:style>
    <style:style style:name="T17" style:family="text">
      <style:text-properties fo:font-family="'Trebuchet MS'" style:font-pitch="variable" fo:font-size="18pt"/>
    </style:style>
    <style:style style:name="T18" style:family="text">
      <style:text-properties fo:color="#000000" fo:font-family="'Trebuchet MS'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'Trebuchet MS'" style:font-pitch="variable" fo:font-size="14pt" fo:language="en" fo:country="GB" fo:font-weight="bold" style:font-size-asian="14pt" style:font-size-complex="14pt"/>
    </style:style>
    <style:style style:name="T20" style:family="text">
      <style:text-properties fo:color="#000000" fo:font-family="Arial" style:font-pitch="variable" fo:font-size="14pt" fo:language="en" fo:country="GB" fo:font-weight="bold" style:font-size-asian="14pt" style:font-size-complex="14pt"/>
    </style:style>
    <style:style style:name="T21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T22" style:family="text">
      <style:text-properties fo:font-family="Arial" style:font-pitch="variable" fo:font-size="14pt" fo:language="en" fo:country="GB" style:font-size-asian="14pt" style:font-size-complex="14pt"/>
    </style:style>
    <style:style style:name="T2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5" style:family="text">
      <style:text-properties fo:color="#0000ff" fo:font-family="Courier" style:font-family-generic="modern" style:font-pitch="fixed" fo:font-size="18pt" fo:language="en" fo:country="GB" fo:font-style="italic" style:font-size-asian="18pt" style:font-size-complex="18pt"/>
    </style:style>
    <style:style style:name="T26" style:family="text">
      <style:text-properties fo:color="#000000" fo:font-family="Courier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'Trebuchet MS'" style:font-pitch="variable" fo:font-size="14pt" fo:language="en" fo:country="GB" style:font-size-asian="14pt" style:font-size-complex="14pt"/>
    </style:style>
    <style:style style:name="T28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9" style:family="text">
      <style:text-properties fo:color="#000000" style:text-position="0% 100%" fo:font-family="Arial" style:font-pitch="variable" fo:font-size="14pt" fo:language="en" fo:country="GB" style:font-size-asian="14pt" style:font-size-complex="14pt"/>
    </style:style>
    <style:style style:name="T30" style:family="text">
      <style:text-properties fo:font-family="Arial" style:font-pitch="variable" fo:font-size="14pt" fo:language="en" fo:country="GB" fo:font-style="italic" style:font-size-asian="14pt" style:font-size-complex="14pt"/>
    </style:style>
    <style:style style:name="T31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32" style:family="text">
      <style:text-properties fo:font-family="'Trebuchet MS'" style:font-pitch="variable" fo:font-size="14pt" fo:language="en" fo:country="GB" fo:font-style="italic" style:font-size-asian="14pt" style:font-size-complex="14pt"/>
    </style:style>
    <style:style style:name="T33" style:family="text">
      <style:text-properties fo:font-family="'Trebuchet MS'" style:font-pitch="variable" fo:font-size="14pt" fo:language="en" fo:country="GB" fo:font-weight="bold" style:font-size-asian="14pt" style:font-size-complex="14pt"/>
    </style:style>
    <style:style style:name="T34" style:family="text">
      <style:text-properties fo:color="#000000" style:text-position="0% 100%" fo:font-family="'Trebuchet MS'" style:font-pitch="variable" fo:font-size="14pt" fo:language="en" fo:country="GB" style:font-size-asian="14pt" style:font-size-complex="14pt"/>
    </style:style>
    <style:style style:name="T35" style:family="text">
      <style:text-properties fo:font-family="'Trebuchet MS'" style:font-pitch="variable" fo:font-size="7pt" fo:language="en" fo:country="GB" style:font-size-asian="7pt" style:font-size-complex="7pt"/>
    </style:style>
    <style:style style:name="T36" style:family="text">
      <style:text-properties fo:font-family="Arial" style:font-pitch="variable" fo:font-size="7pt" fo:language="en" fo:country="GB" style:font-size-asian="7pt" style:font-size-complex="7pt"/>
    </style:style>
    <style:style style:name="T37" style:family="text">
      <style:text-properties fo:color="#000000" style:text-position="0% 100%" fo:font-family="Times" style:font-pitch="variable" fo:font-size="14pt" fo:language="en" fo:country="GB" style:font-size-asian="14pt" style:font-size-complex="14pt"/>
    </style:style>
    <style:style style:name="T38" style:family="text">
      <style:text-properties fo:font-family="Times" style:font-pitch="variable" fo:font-size="14pt" fo:language="en" fo:country="GB" style:font-size-asian="14pt" style:font-size-complex="14pt"/>
    </style:style>
    <style:style style:name="T39" style:family="text">
      <style:text-properties fo:font-family="'Trebuchet MS'" style:font-pitch="variable" fo:language="en" fo:country="GB"/>
    </style:style>
    <style:style style:name="T40" style:family="text">
      <style:text-properties fo:font-family="'Trebuchet MS'" style:font-pitch="variable" fo:font-size="14pt" fo:language="en" fo:country="GB" fo:font-weight="normal" style:font-size-asian="14pt" style:font-size-complex="14pt"/>
    </style:style>
    <style:style style:name="T41" style:family="text">
      <style:text-properties fo:color="#000000" fo:font-family="Arial" style:font-pitch="variable" fo:font-size="18pt" fo:language="en" fo:country="GB" fo:font-style="italic" style:font-size-asian="18pt" style:font-size-complex="18pt"/>
    </style:style>
    <style:style style:name="T42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43" style:family="text">
      <style:text-properties fo:color="#000000" fo:font-family="'Trebuchet MS'" style:font-pitch="variable" fo:font-size="14pt" fo:language="en" fo:country="GB" style:font-size-asian="18pt" style:font-size-complex="18pt"/>
    </style:style>
    <style:style style:name="T44" style:family="text">
      <style:text-properties fo:color="#292929" fo:font-family="Impact" style:font-pitch="variable" fo:font-size="24pt" fo:language="en" fo:country="GB"/>
    </style:style>
    <style:style style:name="T45" style:family="text">
      <style:text-properties fo:color="#292929" fo:font-family="StarSymbol" style:font-pitch="variable" style:font-charset="x-symbol" fo:font-size="24pt" fo:language="en" fo:country="GB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5">
      <text:list-level-style-bullet text:level="1" text:bullet-char="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87cm" svg:height="1.601cm" svg:x="3.916cm" svg:y="0.432cm" draw:corner-radius="0.004cm">
            <text:p/>
          </draw:rect>
          <draw:rect draw:style-name="gr4" draw:text-style-name="P5" draw:layer="layout" svg:width="11.785cm" svg:height="1.599cm" svg:x="3.917cm" svg:y="0.433cm">
            <text:p text:style-name="P4"><text:span text:style-name="T3">Netzwerkmanagement</text:span></text:p>
          </draw:rect>
        </draw:g>
        <draw:frame draw:style-name="gr5" draw:text-style-name="P3" draw:layer="layout" svg:width="20.483cm" svg:height="14.839cm" svg:x="4.022cm" svg:y="3.175cm">
          <draw:text-box>
            <text:list text:style-name="L2">
              <text:list-item>
                <text:p text:style-name="P4"><text:span text:style-name="T4"><text:s/></text:span><text:span text:style-name="T4">Skript + <text:s/>Computernetze Peterson &amp; Davie, Kapitel 7.1, <text:s/>7.1.2 ASN.1</text:span></text:p>
              </text:list-item>
            </text:list>
            <text:p text:style-name="P6"><text:span text:style-name="T5"/></text:p>
            <text:p text:style-name="P6"><text:span text:style-name="T4">Ziel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flexible und einfache Anpassung des Netzes an veränderte</text:span></text:p>
              </text:list-item>
            </text:list>
            <text:p text:style-name="P6"><text:span text:style-name="T4"><text:s text:c="2"/></text:span><text:span text:style-name="T4">Anforderungen</text:span></text:p>
            <text:list text:continue-numbering="true" text:style-name="L3">
              <text:list-item>
                <text:p text:style-name="P6"><text:span text:style-name="T4"><text:s/></text:span><text:span text:style-name="T4">effiziente Nutzung der vorhandenen Netzressourcen</text:span></text:p>
              </text:list-item>
              <text:list-item>
                <text:p text:style-name="P6"><text:span text:style-name="T4"><text:s/></text:span><text:span text:style-name="T4">Gewährleistung einer konstant hohen Dienstgüte des Netzes</text:span></text:p>
              </text:list-item>
            </text:list>
            <text:p text:style-name="P6"><text:span text:style-name="T6"/></text:p>
            <text:p text:style-name="P6"><text:span text:style-name="T4">Realisieru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Überwachung und Steuerung aller Netzkomponenten</text:span></text:p>
              </text:list-item>
              <text:list-item>
                <text:p text:style-name="P6"><text:span text:style-name="T4"><text:s/></text:span><text:span text:style-name="T4">physische Ressourcen (Bridges, Router etc.) und logische </text:span></text:p>
              </text:list-item>
            </text:list>
            <text:p text:style-name="P6"><text:span text:style-name="T4"><text:s text:c="2"/></text:span><text:span text:style-name="T4">Ressourcen (OSI Layers, Verbindungen)</text:span></text:p>
            <text:list text:continue-numbering="true" text:style-name="L3">
              <text:list-item>
                <text:p text:style-name="P6"><text:span text:style-name="T4"><text:s/></text:span><text:span text:style-name="T4">Softwarekomponenten</text:span></text:p>
              </text:list-item>
              <text:list-item>
                <text:p text:style-name="P6"><text:span text:style-name="T4"><text:s/></text:span><text:span text:style-name="T4">Austausch von Infos zwischen Management System und</text:span><text:span text:style-name="T4"><text:line-break/></text:span><text:span text:style-name="T4"> <text:s/>logischen Ressourc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0.382cm" svg:height="1.601cm" svg:x="3.889cm" svg:y="0.326cm" draw:corner-radius="0.004cm">
            <text:p/>
          </draw:rect>
          <draw:rect draw:style-name="gr4" draw:text-style-name="P5" draw:layer="layout" svg:width="20.38cm" svg:height="1.599cm" svg:x="3.89cm" svg:y="0.327cm">
            <text:p text:style-name="P4"><text:span text:style-name="T3">Funktionen des Netzwerkmanagements</text:span></text:p>
          </draw:rect>
        </draw:g>
        <draw:frame draw:style-name="gr7" draw:text-style-name="P3" draw:layer="layout" svg:width="20.484cm" svg:height="16.175cm" svg:x="4.061cm" svg:y="2.315cm">
          <draw:text-box>
            <text:p text:style-name="P4"><text:span text:style-name="T8">Konfigurations-Management:</text:span></text:p>
            <text:list text:style-name="L3">
              <text:list-item>
                <text:p text:style-name="P6"><text:span text:style-name="T4"><text:s/></text:span><text:span text:style-name="T4">Test, Diagnose, Fehlerkorrektur Konfiguration, Initialisierung,</text:span></text:p>
              </text:list-item>
            </text:list>
            <text:p text:style-name="P6"><text:span text:style-name="T4"><text:s text:c="3"/></text:span><text:span text:style-name="T4">Beenden, Kontrolle, Namensvergabe, Versionierung</text:span></text:p>
            <text:p text:style-name="P6"><text:span text:style-name="T9"><text:s/></text:span></text:p>
            <text:p text:style-name="P6"><text:span text:style-name="T8">Fehler-Management:</text:span></text:p>
            <text:list text:continue-numbering="true" text:style-name="L3">
              <text:list-item>
                <text:p text:style-name="P6"><text:span text:style-name="T4"><text:s/></text:span><text:span text:style-name="T4">Versenden von Fehlermeldungen, Überwachung von</text:span><text:span text:style-name="T4"><text:line-break/></text:span><text:span text:style-name="T4"> <text:s/>Fehlerzählern, Test, Diagnose, Fehlerkorrektur</text:span></text:p>
              </text:list-item>
            </text:list>
            <text:p text:style-name="P6"><text:span text:style-name="T10"><text:s/></text:span></text:p>
            <text:p text:style-name="P6"><text:span text:style-name="T8">Performance-Management:</text:span></text:p>
            <text:list text:continue-numbering="true" text:style-name="L3">
              <text:list-item>
                <text:p text:style-name="P6"><text:span text:style-name="T4"><text:s/></text:span><text:span text:style-name="T4">Überwachung des Durchsatzes, der Dienstqualität, des </text:span></text:p>
              </text:list-item>
            </text:list>
            <text:p text:style-name="P6"><text:span text:style-name="T4"><text:s text:c="2"/></text:span><text:span text:style-name="T4">Antwortzeitverhaltens, Analyse der Auslastung</text:span></text:p>
            <text:p text:style-name="P6"><text:span text:style-name="T9"><text:s/></text:span></text:p>
            <text:p text:style-name="P6"><text:span text:style-name="T8">Sicherheits-Management:</text:span></text:p>
            <text:list text:continue-numbering="true" text:style-name="L3">
              <text:list-item>
                <text:p text:style-name="P6"><text:span text:style-name="T4"><text:s/></text:span><text:span text:style-name="T4">Zugriffsschutz, Zugangskontrolle, Überwachen von Zugriffen</text:span><text:span text:style-name="T4"><text:line-break/></text:span><text:span text:style-name="T4"> <text:s/>auf Netzkomponenten, Datenschutz</text:span></text:p>
              </text:list-item>
            </text:list>
            <text:p text:style-name="P6"><text:span text:style-name="T9"><text:s/></text:span></text:p>
            <text:p text:style-name="P6"><text:span text:style-name="T8">Abrechnungs-Management:</text:span></text:p>
            <text:list text:continue-numbering="true" text:style-name="L3">
              <text:list-item>
                <text:p text:style-name="P6"><text:span text:style-name="T4"><text:s/></text:span><text:span text:style-name="T4">Benutzerverwaltung, Kosten und Rechnungsstellung, <text:s text:c="2"/></text:span></text:p>
              </text:list-item>
            </text:list>
            <text:p text:style-name="P6"><text:span text:style-name="T4"><text:s text:c="2"/></text:span><text:span text:style-name="T4">Nutzungsbeschränkung, Abrechungsbereiche, Austausch von </text:span></text:p>
            <text:p text:style-name="P6"><text:span text:style-name="T4"><text:s text:c="2"/></text:span><text:span text:style-name="T4">Kosteninformationen zwischen verschiedenen Bereichen</text:span></text:p>
            <text:p text:style-name="P6"><text:span text:style-name="T10"><text:s/></text:span></text:p>
            <text:p text:style-name="P6"><text:span text:style-name="T8">Netzdokumentation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672cm" svg:height="1.601cm" svg:x="4.008cm" svg:y="0.432cm" draw:corner-radius="0.004cm">
            <text:p/>
          </draw:rect>
          <draw:rect draw:style-name="gr4" draw:text-style-name="P5" draw:layer="layout" svg:width="10.67cm" svg:height="1.599cm" svg:x="4.009cm" svg:y="0.433cm">
            <text:p text:style-name="P4"><text:span text:style-name="T3">Managementsystem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ist selbst ein Netzwerkknoten</text:span></text:p>
              </text:list-item>
            </text:list>
            <text:p text:style-name="P6"><text:span text:style-name="T6"/></text:p>
            <text:p text:style-name="P6"><text:span text:style-name="T4">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Kommandos und Anfragen an Ressourcen</text:span></text:p>
              </text:list-item>
              <text:list-item>
                <text:p text:style-name="P6"><text:span text:style-name="T4"><text:s/></text:span><text:span text:style-name="T4">Reaktion sind Zustands- oder Alarmmeldungen</text:span></text:p>
              </text:list-item>
              <text:list-item>
                <text:p text:style-name="P6"><text:span text:style-name="T4"><text:s/></text:span><text:span text:style-name="T4">Unabhängig vom Kommunikationsverfahren</text:span></text:p>
              </text:list-item>
              <text:list-item>
                <text:p text:style-name="P6"><text:span text:style-name="T4"><text:s/></text:span><text:span text:style-name="T4">Outband/Inband Managemen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71cm" svg:height="1.601cm" svg:x="4.242cm" svg:y="0.432cm" draw:corner-radius="0.004cm">
            <text:p/>
          </draw:rect>
          <draw:rect draw:style-name="gr4" draw:text-style-name="P5" draw:layer="layout" svg:width="4.708cm" svg:height="1.599cm" svg:x="4.243cm" svg:y="0.433cm">
            <text:p text:style-name="P4"><text:span text:style-name="T3">Agenten</text:span></text:p>
          </draw:rect>
        </draw:g>
        <draw:frame draw:style-name="gr9" draw:text-style-name="P3" draw:layer="layout" svg:width="20.483cm" svg:height="6.307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komplex, daher Protokollabwicklung als separate</text:span><text:span text:style-name="T4"><text:line-break/></text:span><text:span text:style-name="T4"> <text:s/>Instanz in einer Komponente vorhanden </text:span></text:p>
              </text:list-item>
              <text:list-item>
                <text:p text:style-name="P6"><text:span text:style-name="T4"><text:s/></text:span><text:span text:style-name="T4">realisiert in Software oder Hardware</text:span></text:p>
              </text:list-item>
              <text:list-item>
                <text:p text:style-name="P6"><text:span text:style-name="T4"><text:s/></text:span><text:span text:style-name="T4">Netzwerkkomponente mit Agent = "Probe"</text:span></text:p>
              </text:list-item>
              <text:list-item>
                <text:p text:style-name="P6"><text:span text:style-name="T4"><text:s/></text:span><text:span text:style-name="T4">Agent auch für mehrere Komponenten möglich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10" draw:layer="layout" svg:width="19.566cm" svg:height="7.806cm" svg:x="4.194cm" svg:y="8.67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1.189cm" svg:height="1.601cm" svg:x="3.588cm" svg:y="0.516cm" draw:corner-radius="0.004cm">
            <text:p/>
          </draw:rect>
          <draw:rect draw:style-name="gr4" draw:text-style-name="P5" draw:layer="layout" svg:width="21.187cm" svg:height="1.599cm" svg:x="3.589cm" svg:y="0.517cm">
            <text:p text:style-name="P4"><text:span text:style-name="T3">Handhabbare Objekte (</text:span><text:span text:style-name="T11">managed objects</text:span><text:span text:style-name="T3">)</text:span></text:p>
          </draw:rect>
        </draw:g>
        <draw:frame draw:style-name="gr7" draw:text-style-name="P3" draw:layer="layout" svg:width="20.483cm" svg:height="16.17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nur interessante Eigenschaften einer Ressource sollen</text:span><text:span text:style-name="T4"><text:line-break/></text:span><text:span text:style-name="T4"> <text:s/>verwaltet werden</text:span></text:p>
              </text:list-item>
              <text:list-item>
                <text:p text:style-name="P6"><text:span text:style-name="T4"><text:s/></text:span><text:span text:style-name="T4">können in Struktur und Eigenschaften sehr verschieden sein</text:span></text:p>
              </text:list-item>
            </text:list>
            <text:p text:style-name="P6"><text:span text:style-name="T6"/></text:p>
            <text:p text:style-name="P6"><text:span text:style-name="T4">Modell / 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ttribute</text:span></text:p>
              </text:list-item>
              <text:list-item>
                <text:p text:style-name="P6"><text:span text:style-name="T4"><text:s/></text:span><text:span text:style-name="T4">Kommandos</text:span></text:p>
              </text:list-item>
              <text:list-item>
                <text:p text:style-name="P6"><text:span text:style-name="T4"><text:s/></text:span><text:span text:style-name="T4">Reaktionen</text:span></text:p>
              </text:list-item>
              <text:list-item>
                <text:p text:style-name="P6"><text:span text:style-name="T4"><text:s/></text:span><text:span text:style-name="T4">spontane Meldungen (Status, Alarm -&gt; dringlich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fest definiert, falsche Bedienung wird zurückgewiesen</text:span></text:p>
              </text:list-item>
            </text:list>
            <text:p text:style-name="P6"><text:span text:style-name="T6"/></text:p>
            <text:p text:style-name="P6"><text:span text:style-name="T4">Attribut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Namen</text:span></text:p>
              </text:list-item>
              <text:list-item>
                <text:p text:style-name="P6"><text:span text:style-name="T4"><text:s/></text:span><text:span text:style-name="T4">Zugriffsrecht</text:span></text:p>
              </text:list-item>
              <text:list-item>
                <text:p text:style-name="P6"><text:span text:style-name="T4"><text:s/></text:span><text:span text:style-name="T4">Wer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88cm" svg:height="1.601cm" svg:x="6.734cm" svg:y="0.472cm" draw:corner-radius="0.004cm">
            <text:p/>
          </draw:rect>
          <draw:rect draw:style-name="gr4" draw:text-style-name="P5" draw:layer="layout" svg:width="12.786cm" svg:height="1.599cm" svg:x="6.735cm" svg:y="0.473cm">
            <text:p text:style-name="P4"><text:span text:style-name="T3">Operationen auf Objekte</text:span></text:p>
          </draw:rect>
        </draw:g>
        <draw:frame draw:style-name="gr11" draw:text-style-name="P3" draw:layer="layout" svg:width="20.483cm" svg:height="16.933cm" svg:x="4.022cm" svg:y="2.848cm">
          <draw:text-box>
            <text:p text:style-name="P4"><text:span text:style-name="T4">3 Gruppen von 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f Objekt per se (Erzeugen, Vernichten einer Instanz)</text:span></text:p>
              </text:list-item>
              <text:list-item>
                <text:p text:style-name="P6"><text:span text:style-name="T4"><text:s/></text:span><text:span text:style-name="T4">auf Attribute (Auslesen, Verändern, Aktionen)</text:span></text:p>
              </text:list-item>
              <text:list-item>
                <text:p text:style-name="P6"><text:span text:style-name="T4"><text:s/></text:span><text:span text:style-name="T4">vom Objekt initierte Meldungen</text:span></text:p>
              </text:list-item>
            </text:list>
            <text:p text:style-name="P6"><text:span text:style-name="T6"/></text:p>
            <text:p text:style-name="P6"><text:span text:style-name="T4">Operatio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nforderung</text:span></text:p>
              </text:list-item>
              <text:list-item>
                <text:p text:style-name="P6"><text:span text:style-name="T4"><text:s/></text:span><text:span text:style-name="T4">Rückantwort</text:span></text:p>
              </text:list-item>
              <text:list-item>
                <text:p text:style-name="P6"><text:span text:style-name="T4"><text:s/></text:span><text:span text:style-name="T4">Reaktionen (bestätigte Operation)</text:span></text:p>
              </text:list-item>
              <text:list-item>
                <text:p text:style-name="P6"><text:span text:style-name="T4"><text:s/></text:span><text:span text:style-name="T4">spontane Meldungen</text:span></text:p>
              </text:list-item>
            </text:list>
            <text:p text:style-name="P6"><text:span text:style-name="T6"/></text:p>
            <text:p text:style-name="P6"><text:span text:style-name="T4">Parameter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rationstyp</text:span></text:p>
              </text:list-item>
              <text:list-item>
                <text:p text:style-name="P6"><text:span text:style-name="T4"><text:s/></text:span><text:span text:style-name="T4">Name des Objekts</text:span></text:p>
              </text:list-item>
              <text:list-item>
                <text:p text:style-name="P6"><text:span text:style-name="T4"><text:s/></text:span><text:span text:style-name="T4">Attributliste</text:span></text:p>
              </text:list-item>
              <text:list-item>
                <text:p text:style-name="P6"><text:span text:style-name="T4"><text:s/></text:span><text:span text:style-name="T4">opt. Operationskennung ("Seriennummer")</text:span></text:p>
              </text:list-item>
              <text:list-item>
                <text:p text:style-name="P6"><text:span text:style-name="T4"><text:s/></text:span><text:span text:style-name="T4">opt. Adresse</text:span></text:p>
              </text:list-item>
              <text:list-item>
                <text:p text:style-name="P6"><text:span text:style-name="T4"><text:s/></text:span><text:span text:style-name="T4">opt. Berechtigung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128cm" svg:height="1.601cm" svg:x="4.057cm" svg:y="0.472cm" draw:corner-radius="0.004cm">
            <text:p/>
          </draw:rect>
          <draw:rect draw:style-name="gr4" draw:text-style-name="P5" draw:layer="layout" svg:width="18.126cm" svg:height="1.599cm" svg:x="4.058cm" svg:y="0.473cm">
            <text:p text:style-name="P4"><text:span text:style-name="T3">Management Protokoll und Dienste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Daten Einheit (PDU)</text:span></text:p>
              </text:list-item>
              <text:list-item>
                <text:p text:style-name="P6"><text:span text:style-name="T4"><text:s/></text:span><text:span text:style-name="T4">PDU's + Dienst = Management Protokoll</text:span></text:p>
              </text:list-item>
              <text:list-item>
                <text:p text:style-name="P6"><text:span text:style-name="T4"><text:s/></text:span><text:span text:style-name="T4">Bsp. SNMP</text:span></text:p>
              </text:list-item>
              <text:list-item>
                <text:p text:style-name="P6"><text:span text:style-name="T4"><text:s/></text:span><text:span text:style-name="T4">Managementdienst abstrahiert vom darunterliegenden</text:span><text:span text:style-name="T4"><text:line-break/></text:span><text:span text:style-name="T4"> <text:s/>Management Protokoll </text:span></text:p>
              </text:list-item>
              <text:list-item>
                <text:p text:style-name="P6"><text:span text:style-name="T4"><text:s/></text:span><text:span text:style-name="T4">stellt Benutzer Funktionalität zur Verfügung, welche in </text:span></text:p>
              </text:list-item>
            </text:list>
            <text:p text:style-name="P6"><text:span text:style-name="T4"><text:s text:c="2"/></text:span><text:span text:style-name="T4">eintsprechende PDUs umgesetzt wird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97cm" svg:height="1.601cm" svg:x="5.159cm" svg:y="0.432cm" draw:corner-radius="0.004cm">
            <text:p/>
          </draw:rect>
          <draw:rect draw:style-name="gr4" draw:text-style-name="P5" draw:layer="layout" svg:width="12.795cm" svg:height="1.599cm" svg:x="5.16cm" svg:y="0.433cm">
            <text:p text:style-name="P4"><text:span text:style-name="T3">Management Architektur</text:span></text:p>
          </draw:rect>
        </draw:g>
        <draw:frame draw:style-name="gr12" draw:layer="layout" svg:width="17.564cm" svg:height="14.062cm" svg:x="5.124cm" svg:y="3.303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763cm" svg:height="1.601cm" svg:x="3.744cm" svg:y="0.472cm" draw:corner-radius="0.004cm">
            <text:p/>
          </draw:rect>
          <draw:rect draw:style-name="gr4" draw:text-style-name="P5" draw:layer="layout" svg:width="18.761cm" svg:height="1.599cm" svg:x="3.745cm" svg:y="0.473cm">
            <text:p text:style-name="P4"><text:span text:style-name="T3">Rollen eines Managementprozesses</text:span></text:p>
          </draw:rect>
        </draw:g>
        <draw:frame draw:style-name="gr13" draw:text-style-name="P3" draw:layer="layout" svg:width="20.483cm" svg:height="4.1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Manager &amp; Agentensystem unterscheiden sich durch Ihre</text:span><text:span text:style-name="T4"><text:line-break/></text:span><text:span text:style-name="T4"> <text:s/>Rolle</text:span></text:p>
              </text:list-item>
              <text:list-item>
                <text:p text:style-name="P6"><text:span text:style-name="T4"><text:s/></text:span><text:span text:style-name="T4">Management Prozess kann seinerseits wieder Agent sein</text:span></text:p>
              </text:list-item>
            </text:list>
          </draw:text-box>
        </draw:frame>
        <draw:frame draw:style-name="gr14" draw:layer="layout" svg:width="14.566cm" svg:height="7.638cm" svg:x="6.138cm" svg:y="7.5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807cm" svg:height="1.601cm" svg:x="3.922cm" svg:y="0.472cm" draw:corner-radius="0.004cm">
            <text:p/>
          </draw:rect>
          <draw:rect draw:style-name="gr4" draw:text-style-name="P5" draw:layer="layout" svg:width="18.805cm" svg:height="1.599cm" svg:x="3.923cm" svg:y="0.473cm">
            <text:p text:style-name="P4"><text:span text:style-name="T3">Management Informationen und MIB</text:span></text:p>
          </draw:rect>
        </draw:g>
        <draw:frame draw:style-name="gr15" draw:text-style-name="P3" draw:layer="layout" svg:width="20.483cm" svg:height="10.861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transparent bzgl. PDU Struktur</text:span></text:p>
              </text:list-item>
              <text:list-item>
                <text:p text:style-name="P6"><text:span text:style-name="T4"><text:s/></text:span><text:span text:style-name="T4">PDU in ASN.1 Notation</text:span></text:p>
              </text:list-item>
            </text:list>
            <text:p text:style-name="P6"><text:span text:style-name="T6"/></text:p>
            <text:p text:style-name="P6"><text:span text:style-name="T4">MIB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Management Information Base</text:span></text:p>
              </text:list-item>
              <text:list-item>
                <text:p text:style-name="P6"><text:span text:style-name="T4"><text:s/></text:span><text:span text:style-name="T4">Datenmodell des Netzverwaltungssystems, Summe aller</text:span><text:span text:style-name="T4"><text:line-break/></text:span><text:span text:style-name="T4"> <text:s/>im System bekannten Objektklassen und der Instanzen</text:span></text:p>
              </text:list-item>
              <text:list-item>
                <text:p text:style-name="P6"><text:span text:style-name="T4"><text:s/></text:span><text:span text:style-name="T4">es können keine neuen Objektklassen angelegt werden</text:span></text:p>
              </text:list-item>
              <text:list-item>
                <text:p text:style-name="P6"><text:span text:style-name="T4"><text:s/></text:span><text:span text:style-name="T4">MIB Kopie auf Management System und auf Agent</text:span></text:p>
              </text:list-item>
              <text:list-item>
                <text:p text:style-name="P6"><text:span text:style-name="T4"><text:s/></text:span><text:span text:style-name="T4">MIB ist ein Baum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683cm" svg:height="1.601cm" svg:x="6.284cm" svg:y="0.472cm" draw:corner-radius="0.004cm">
            <text:p/>
          </draw:rect>
          <draw:rect draw:style-name="gr4" draw:text-style-name="P5" draw:layer="layout" svg:width="13.681cm" svg:height="1.599cm" svg:x="6.285cm" svg:y="0.473cm">
            <text:p text:style-name="P4"><text:span text:style-name="T3">Namen von Objektklassen</text:span></text:p>
          </draw:rect>
        </draw:g>
        <draw:frame draw:style-name="gr16" draw:text-style-name="P3" draw:layer="layout" svg:width="20.483cm" svg:height="6.34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OID - Object Identifier aus ASN.1</text:span></text:p>
              </text:list-item>
              <text:list-item>
                <text:p text:style-name="P6"><text:span text:style-name="T4"><text:s/></text:span><text:span text:style-name="T4">Basis ist von ISO / CCITT (heute ITU) festgelegter Baum</text:span></text:p>
              </text:list-item>
              <text:list-item>
                <text:p text:style-name="P6"><text:span text:style-name="T4"><text:s/></text:span><text:span text:style-name="T4">Adressierung: 1.3.6.2.1.1...</text:span></text:p>
              </text:list-item>
              <text:list-item>
                <text:p text:style-name="P6"><text:span text:style-name="T4"><text:s/></text:span><text:span text:style-name="T4">Feldgrösse: 27 Bit, max 128 Felder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8" draw:text-style-name="P3" draw:layer="layout" svg:width="20.483cm" svg:height="13.897cm" svg:x="4.022cm" svg:y="3.479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Standard</text:span></text:p>
              </text:list-item>
              <text:list-item>
                <text:p text:style-name="P6"><text:span text:style-name="T4"><text:s/></text:span><text:span text:style-name="T4">verbindungslos, UDP</text:span></text:p>
              </text:list-item>
            </text:list>
            <text:p text:style-name="P6"><text:span text:style-name="T6"/></text:p>
            <text:p text:style-name="P6"><text:span text:style-name="T4">Freie SNMP Tools:</text:span></text:p>
            <text:list text:continue-numbering="true" text:style-name="L3">
              <text:list-item>
                <text:p text:style-name="P6"><text:span text:style-name="T4"><text:s/></text:span><text:span text:style-name="T4">Unix:</text:span><text:span text:style-name="T4"><text:line-break/></text:span><text:span text:style-name="T4"> <text:s/>- scotty (commandline Tools)</text:span><text:span text:style-name="T4"><text:line-break/></text:span><text:span text:style-name="T4"> <text:s/>- tkined (mächtiges, aber unintuitives GUI Tool)</text:span><text:span text:style-name="T4"><text:line-break/></text:span><text:span text:style-name="T4"> <text:s/>- cheops(-ng) (GTK Interface)</text:span><text:span text:style-name="T4"><text:line-break/></text:span><text:span text:style-name="T4"> <text:s/>- gxsnmp</text:span><text:span text:style-name="T4"><text:line-break/></text:span><text:span text:style-name="T4"> <text:s/>- NET-SNMP (daemon, tools)</text:span></text:p>
              </text:list-item>
              <text:list-item>
                <text:p text:style-name="P6"><text:span text:style-name="T4"><text:s/></text:span><text:span text:style-name="T4">Windows:</text:span><text:span text:style-name="T4"><text:line-break/></text:span><text:span text:style-name="T4"> <text:s/>- Getif</text:span></text:p>
              </text:list-item>
            </text:list>
            <text:p text:style-name="P6"><text:span text:style-name="T4"/></text:p>
            <text:p text:style-name="P6"><text:span text:style-name="T4">Kommerziell:</text:span></text:p>
            <text:list text:continue-numbering="true" text:style-name="L3">
              <text:list-item>
                <text:p text:style-name="P6"><text:span text:style-name="T4"><text:s/></text:span><text:span text:style-name="T4">Tivoli</text:span></text:p>
              </text:list-item>
              <text:list-item>
                <text:p text:style-name="P6"><text:span text:style-name="T4"><text:s/></text:span><text:span text:style-name="T4">HP OpenView</text:span></text:p>
              </text:list-item>
              <text:list-item>
                <text:p text:style-name="P6"><text:span text:style-name="T4"><text:s/></text:span><text:span text:style-name="T4">CiscoWorks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9" draw:text-style-name="P3" draw:layer="layout" svg:width="20.483cm" svg:height="12.608cm" svg:x="4.022cm" svg:y="3.479cm">
          <draw:text-box>
            <text:p text:style-name="P4"><text:span text:style-name="T4">Nachricht enthällt:</text:span></text:p>
            <text:p text:style-name="P10"><text:span text:style-name="T12"/></text:p>
            <text:list text:style-name="L3">
              <text:list-item>
                <text:p text:style-name="P6"><text:span text:style-name="T4"><text:s/></text:span><text:span text:style-name="T4">SNMP Version</text:span></text:p>
              </text:list-item>
              <text:list-item>
                <text:p text:style-name="P6"><text:span text:style-name="T4"><text:s/></text:span><text:span text:style-name="T4">Community Name</text:span></text:p>
              </text:list-item>
              <text:list-item>
                <text:p text:style-name="P6"><text:span text:style-name="T4"><text:s/></text:span><text:span text:style-name="T4">PDU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 Nachrichten werden ohne Absprache versendet</text:span></text:p>
              </text:list-item>
              <text:list-item>
                <text:p text:style-name="P6"><text:span text:style-name="T4"><text:s/></text:span><text:span text:style-name="T4">Request -&gt; Response - asynchron!</text:span></text:p>
              </text:list-item>
              <text:list-item>
                <text:p text:style-name="P6"><text:span text:style-name="T4"><text:s/></text:span><text:span text:style-name="T4">Synchronization über Auftragskennung</text:span></text:p>
              </text:list-item>
              <text:list-item>
                <text:p text:style-name="P6"><text:span text:style-name="T4"><text:s/></text:span><text:span text:style-name="T4">Nachrichten können verloren gehen</text:span><text:span text:style-name="T4"><text:line-break/></text:span><text:span text:style-name="T4"> <text:s/>-&gt; Sache der Applikation Massnahmen zu treffen</text:span></text:p>
              </text:list-item>
              <text:list-item>
                <text:p text:style-name="P6"><text:span text:style-name="T4"><text:s/></text:span><text:span text:style-name="T4">SNMP Komponente ist Probe, Agent und Manager in einem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85cm" svg:height="1.601cm" svg:x="4.692cm" svg:y="0.472cm" draw:corner-radius="0.004cm">
            <text:p/>
          </draw:rect>
          <draw:rect draw:style-name="gr4" draw:text-style-name="P5" draw:layer="layout" svg:width="16.883cm" svg:height="1.599cm" svg:x="4.693cm" svg:y="0.473cm">
            <text:p text:style-name="P4"><text:span text:style-name="T3">Arbeitsweise der Protokolleinheit</text:span></text:p>
          </draw:rect>
        </draw:g>
        <draw:frame draw:style-name="gr20" draw:text-style-name="P3" draw:layer="layout" svg:width="20.483cm" svg:height="13.897cm" svg:x="4.022cm" svg:y="3.175cm">
          <draw:text-box>
            <text:p text:style-name="P4"><text:span text:style-name="T4">Send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pplikation -&gt; Auftrag an Protokolleinheit</text:span></text:p>
              </text:list-item>
              <text:list-item>
                <text:p text:style-name="P6"><text:span text:style-name="T4"><text:s/></text:span><text:span text:style-name="T4">Protokolleinheit -&gt; PDU in ASN.1 Notation mit Community</text:span><text:span text:style-name="T4"><text:line-break/></text:span><text:span text:style-name="T4"> <text:s/>Namen, Quell und Zieladresse an Authentifizierungsdienst</text:span></text:p>
              </text:list-item>
              <text:list-item>
                <text:p text:style-name="P6"><text:span text:style-name="T4"><text:s/></text:span><text:span text:style-name="T4">Auth.dienst -&gt; Validation -&gt; Verschlüsselung</text:span><text:span text:style-name="T4"><text:line-break/></text:span><text:span text:style-name="T4"> <text:s/>-&gt; SNMP Nachricht -&gt; Transportdienst</text:span></text:p>
              </text:list-item>
            </text:list>
            <text:p text:style-name="P6"><text:span text:style-name="T6"/></text:p>
            <text:p text:style-name="P6"><text:span text:style-name="T4">Empfa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aket empfangen, dekodieren</text:span></text:p>
              </text:list-item>
              <text:list-item>
                <text:p text:style-name="P6"><text:span text:style-name="T4"><text:s/></text:span><text:span text:style-name="T4">SNMP Nummer vergleichen</text:span></text:p>
              </text:list-item>
              <text:list-item>
                <text:p text:style-name="P6"><text:span text:style-name="T4"><text:s/></text:span><text:span text:style-name="T4">Community Namen, Nachricht &amp; Adresse validieren (evtl.</text:span><text:span text:style-name="T4"><text:line-break/></text:span><text:span text:style-name="T4"> <text:s/>Alarm)</text:span></text:p>
              </text:list-item>
              <text:list-item>
                <text:p text:style-name="P6"><text:span text:style-name="T4"><text:s/></text:span><text:span text:style-name="T4">Operation durchführen</text:span></text:p>
              </text:list-item>
              <text:list-item>
                <text:p text:style-name="P6"><text:span text:style-name="T4"><text:s/></text:span><text:span text:style-name="T4">tritt bei einem Fehler etwas unerwartetes auf, wird die</text:span><text:span text:style-name="T4"><text:line-break/></text:span><text:span text:style-name="T4"> <text:s/>Nachricht verworf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p text:style-name="P4"><text:span text:style-name="T4">5 Grund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8">GET</text:span></text:p>
              </text:list-item>
            </text:list>
            <text:p text:style-name="P6"><text:span text:style-name="T4"><text:s text:c="2"/></text:span><text:span text:style-name="T4">ein oder mehrere Objekte abfragen. Objekt Kennung wird in</text:span><text:span text:style-name="T4"><text:line-break/></text:span><text:span text:style-name="T4"> <text:s/>PDU angegeben. Wird mit get-Response beantworte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GETNEXT</text:span></text:p>
              </text:list-item>
            </text:list>
            <text:p text:style-name="P6"><text:span text:style-name="T4"><text:s text:c="2"/></text:span><text:span text:style-name="T4">- für's Abfragen von MIB-Tabellen und Listen -&gt; vermeiden</text:span><text:span text:style-name="T4"><text:line-break/></text:span><text:span text:style-name="T4"> <text:s text:c="3"/>von Fehler-Nachrichten bei get-Request</text:span></text:p>
            <text:p text:style-name="P6"><text:span text:style-name="T4"><text:s text:c="2"/></text:span><text:span text:style-name="T4">- holt lexikographisch nächsten Eintrag aus dem Baum</text:span><text:span text:style-name="T4"><text:line-break/></text:span><text:span text:style-name="T4"> <text:s/>-&gt; dadurch Durchqueren des Baums möglich, ohne dass</text:span><text:span text:style-name="T4"><text:line-break/></text:span><text:span text:style-name="T4"> <text:s text:c="5"/>man ihn kennt (MIB des Geräts nicht verfügbar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RESPONSE (für GET, GETNEXT, SET)</text:span></text:p>
              </text:list-item>
            </text:list>
            <text:p text:style-name="P6"><text:span text:style-name="T4"><text:s text:c="2"/></text:span><text:span text:style-name="T4">Resultat oder Fehler Rückgabe. Enthällt die (ggF.</text:span><text:span text:style-name="T4"><text:line-break/></text:span><text:span text:style-name="T4"> <text:s/>ausgefüllte) Anfrage. Bei Fehler, zusätzlich Fehlerstatus</text:span><text:span text:style-name="T4"><text:line-break/></text:span><text:span text:style-name="T4"> <text:s/>und -index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list text:style-name="L4">
              <text:list-item>
                <text:p text:style-name="P6"><text:span text:style-name="T4"><text:s/></text:span><text:span text:style-name="T8">SET</text:span></text:p>
              </text:list-item>
            </text:list>
            <text:p text:style-name="P6"><text:span text:style-name="T4"><text:s text:c="2"/></text:span><text:span text:style-name="T4">Setzen von Werten. Bei Fehler wie oben.</text:span><text:span text:style-name="T4"><text:line-break/></text:span><text:span text:style-name="T4"> <text:s/>Ohne Fehler -&gt; Kopie der Anfrage plus Fehlerindex = 0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8">TRAP</text:span></text:p>
              </text:list-item>
            </text:list>
            <text:p text:style-name="P6"><text:span text:style-name="T4"><text:s text:c="2"/></text:span><text:span text:style-name="T4">Wird spontan von Agent an Management Station gesendet.</text:span><text:span text:style-name="T4"><text:line-break/></text:span><text:span text:style-name="T4"> <text:s/>Keine Response-PDU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SNMPv1 Operationen</text:span></text:p>
          </draw:rect>
        </draw:g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g>
          <draw:frame draw:style-name="gr21" draw:text-style-name="P11" draw:layer="layout" svg:width="20.483cm" svg:height="7.653cm" svg:x="4.022cm" svg:y="2.807cm">
            <draw:text-box>
  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  <text:p text:style-name="P6"><text:span text:style-name="T4"/></text:p>
              <text:p text:style-name="P6"><text:span text:style-name="T4">Get</text:span></text:p>
              <text:p text:style-name="P6"><text:span text:style-name="T4">GetNext</text:span></text:p>
              <text:p text:style-name="P6"><text:span text:style-name="T4">Set</text:span></text:p>
  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sponse</text:span></text:p>
            </draw:text-box>
          </draw:frame>
          <draw:line draw:style-name="gr22" draw:text-style-name="P1" draw:layer="layout" svg:x1="11.203cm" svg:y1="3.721cm" svg:x2="11.204cm" svg:y2="9.757cm">
            <text:p/>
          </draw:line>
          <draw:line draw:style-name="gr23" draw:text-style-name="P1" draw:layer="layout" svg:x1="8.062cm" svg:y1="5.498cm" svg:x2="11.204cm" svg:y2="6.036cm">
            <text:p/>
          </draw:line>
          <draw:line draw:style-name="gr24" draw:text-style-name="P1" draw:layer="layout" svg:x1="7.111cm" svg:y1="5.499cm" svg:x2="8.02cm" svg:y2="5.499cm">
            <text:p/>
          </draw:line>
          <draw:line draw:style-name="gr24" draw:text-style-name="P1" draw:layer="layout" svg:x1="11.246cm" svg:y1="5.995cm" svg:x2="12.155cm" svg:y2="5.995cm">
            <text:p/>
          </draw:line>
          <draw:line draw:style-name="gr24" draw:text-style-name="P1" draw:layer="layout" svg:x1="12.152cm" svg:y1="7.617cm" svg:x2="11.243cm" svg:y2="7.617cm">
            <text:p/>
          </draw:line>
          <draw:line draw:style-name="gr22" draw:text-style-name="P1" draw:layer="layout" svg:x1="8.004cm" svg:y1="3.721cm" svg:x2="8.005cm" svg:y2="9.757cm">
            <text:p/>
          </draw:line>
          <draw:line draw:style-name="gr23" draw:text-style-name="P1" draw:layer="layout" svg:x1="11.221cm" svg:y1="7.599cm" svg:x2="8.02cm" svg:y2="8.103cm">
            <text:p/>
          </draw:line>
          <draw:line draw:style-name="gr24" draw:text-style-name="P1" draw:layer="layout" svg:x1="7.988cm" svg:y1="8.128cm" svg:x2="7.079cm" svg:y2="8.128cm">
            <text:p/>
          </draw:line>
        </draw:g>
        <draw:frame draw:style-name="gr25" draw:text-style-name="P11" draw:layer="layout" svg:width="20.483cm" svg:height="7.653cm" svg:x="3.899cm" svg:y="10.209cm">
          <draw:text-box>
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p</text:span></text:p>
          </draw:text-box>
        </draw:frame>
        <draw:line draw:style-name="gr22" draw:text-style-name="P1" draw:layer="layout" svg:x1="11.08cm" svg:y1="11.123cm" svg:x2="11.081cm" svg:y2="17.159cm">
          <text:p/>
        </draw:line>
        <draw:line draw:style-name="gr24" draw:text-style-name="P1" draw:layer="layout" svg:x1="12.029cm" svg:y1="15.019cm" svg:x2="11.12cm" svg:y2="15.019cm">
          <text:p/>
        </draw:line>
        <draw:line draw:style-name="gr22" draw:text-style-name="P1" draw:layer="layout" svg:x1="7.881cm" svg:y1="11.123cm" svg:x2="7.882cm" svg:y2="17.159cm">
          <text:p/>
        </draw:line>
        <draw:line draw:style-name="gr23" draw:text-style-name="P1" draw:layer="layout" svg:x1="11.098cm" svg:y1="15.001cm" svg:x2="7.897cm" svg:y2="15.505cm">
          <text:p/>
        </draw:line>
        <draw:line draw:style-name="gr24" draw:text-style-name="P1" draw:layer="layout" svg:x1="7.865cm" svg:y1="15.53cm" svg:x2="6.956cm" svg:y2="15.53cm">
          <text:p/>
        </draw:line>
        <presentation:notes draw:style-name="dp2">
          <draw:page-thumbnail draw:layer="layout" svg:width="0.004cm" svg:height="0.004cm" svg:x="0cm" svg:y="0.9cm" draw:page-number="1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486cm" svg:height="1.601cm" svg:x="7.898cm" svg:y="0.472cm" draw:corner-radius="0.004cm">
            <text:p/>
          </draw:rect>
          <draw:rect draw:style-name="gr4" draw:text-style-name="P5" draw:layer="layout" svg:width="10.484cm" svg:height="1.599cm" svg:x="7.899cm" svg:y="0.473cm">
            <text:p text:style-name="P4"><text:span text:style-name="T3">Auslösen von Traps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Traps werden ausgelöst durch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Verbindungsabbruch, -neustart, Initialisierung oder Neustart</text:span><text:span text:style-name="T4"><text:line-break/></text:span><text:span text:style-name="T4"> <text:s/>des Agenten, Fehler bei der Identifikatio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988cm" svg:height="1.601cm" svg:x="6.147cm" svg:y="0.472cm" draw:corner-radius="0.004cm">
            <text:p/>
          </draw:rect>
          <draw:rect draw:style-name="gr4" draw:text-style-name="P5" draw:layer="layout" svg:width="13.986cm" svg:height="1.599cm" svg:x="6.148cm" svg:y="0.473cm">
            <text:p text:style-name="P4"><text:span text:style-name="T3">Zugriff auf Objektinstanzen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Bearbeitung einer Nachricht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thentifikation über Community-Name, üblicherweise</text:span></text:p>
              </text:list-item>
            </text:list>
            <text:p text:style-name="P6"><text:span text:style-name="T4"><text:s text:c="2"/></text:span><text:span text:style-name="T4">Community-Names für's Lesen und Schreiben.</text:span><text:span text:style-name="T4"><text:line-break/></text:span><text:span text:style-name="T4"> <text:s/>Community-Name wird in jeder Nachricht mitgeschick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dentifikation der betroffenen Objektinstanz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rüfung der Berechtigung zur Ausführung der Aktion:</text:span></text:p>
              </text:list-item>
            </text:list>
            <text:p text:style-name="P6"><text:span text:style-name="T4"><text:s text:c="3"/></text:span><text:span text:style-name="T4">not-accessible, read-only, read-write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347cm" svg:height="1.601cm" svg:x="6.981cm" svg:y="0.472cm" draw:corner-radius="0.004cm">
            <text:p/>
          </draw:rect>
          <draw:rect draw:style-name="gr4" draw:text-style-name="P5" draw:layer="layout" svg:width="12.345cm" svg:height="1.599cm" svg:x="6.982cm" svg:y="0.473cm">
            <text:p text:style-name="P4"><text:span text:style-name="T3">Transport der Nachricht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Transport über verbindungsloses Protokoll - bisher nur UDP </text:span></text:p>
              </text:list-item>
            </text:list>
            <text:p text:style-name="P6"><text:span text:style-name="T4"><text:s text:c="2"/></text:span><text:span text:style-name="T4">standartisiert:</text:span></text:p>
            <text:p text:style-name="P6"><text:span text:style-name="T6"/></text:p>
            <text:p text:style-name="P6"><text:span text:style-name="T4"><text:s text:c="2"/></text:span><text:span text:style-name="T4">IP Header <text:s/>| <text:s/>UDP Header <text:s/>| <text:s/>SNMP-Header <text:s/>| <text:s/>SNMP-PDU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: Port 161, SNMP Trap: Port 162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67cm" svg:height="1.601cm" svg:x="4.723cm" svg:y="0.472cm" draw:corner-radius="0.004cm">
            <text:p/>
          </draw:rect>
          <draw:rect draw:style-name="gr4" draw:text-style-name="P5" draw:layer="layout" svg:width="16.865cm" svg:height="1.599cm" svg:x="4.724cm" svg:y="0.473cm">
            <text:p text:style-name="P4"><text:span text:style-name="T3">Management Information Base II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Beschreibung entsprechend dem RFC 1157</text:span></text:p>
              </text:list-item>
              <text:list-item>
                <text:p text:style-name="P6"><text:span text:style-name="T4"><text:s/></text:span><text:span text:style-name="T4">Standard-MIB in RFC 1213</text:span></text:p>
              </text:list-item>
              <text:list-item>
                <text:p text:style-name="P6"><text:span text:style-name="T4"><text:s/></text:span><text:span text:style-name="T4">kann erweitert werden, auch um private MIBs</text:span></text:p>
              </text:list-item>
              <text:list-item>
                <text:p text:style-name="P6"><text:span text:style-name="T4"><text:s/></text:span><text:span text:style-name="T4">Registrierung vom MIBs bei Internet Assigned Numbers</text:span><text:span text:style-name="T4"><text:line-break/></text:span><text:span text:style-name="T4"> <text:s/>Authority</text:span></text:p>
              </text:list-item>
            </text:list>
            <text:p text:style-name="P6"><text:span text:style-name="T6"/></text:p>
            <text:p text:style-name="P6"><text:span text:style-name="T4">Ziel bei Entwurf der MIB II wa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chrittweise Erweiterbarkeit</text:span></text:p>
              </text:list-item>
              <text:list-item>
                <text:p text:style-name="P6"><text:span text:style-name="T4"><text:s/></text:span><text:span text:style-name="T4">verbesserte Unterstützung von Multiprotokoll Geräten</text:span></text:p>
              </text:list-item>
              <text:list-item>
                <text:p text:style-name="P6"><text:span text:style-name="T4"><text:s/></text:span><text:span text:style-name="T4">Überarbeitung der MIB I Spez.</text:span></text:p>
              </text:list-item>
              <text:list-item>
                <text:p text:style-name="P6"><text:span text:style-name="T4"><text:s/></text:span><text:span text:style-name="T4">Aufwärtskompatibel mit den SNMP Spez.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535cm" svg:height="1.601cm" svg:x="7.898cm" svg:y="0.472cm" draw:corner-radius="0.004cm">
            <text:p/>
          </draw:rect>
          <draw:rect draw:style-name="gr4" draw:text-style-name="P5" draw:layer="layout" svg:width="10.533cm" svg:height="1.599cm" svg:x="7.899cm" svg:y="0.473cm">
            <text:p text:style-name="P4"><text:span text:style-name="T3">Der MIB II Teilbaum</text:span></text:p>
          </draw:rect>
        </draw:g>
        <draw:frame draw:style-name="gr27" draw:text-style-name="P3" draw:layer="layout" svg:width="20.483cm" svg:height="13.428cm" svg:x="4.022cm" svg:y="3.175cm">
          <draw:text-box>
            <text:list text:style-name="L3">
              <text:list-item>
                <text:p text:style-name="P4"><text:span text:style-name="T4"><text:s/></text:span><text:span text:style-name="T4">alle MIB II Objekte im MIB II Teilbaum unter 1.3.6.1.2.1</text:span></text:p>
              </text:list-item>
            </text:list>
            <text:p text:style-name="P6"><text:span text:style-name="T4"><text:s text:c="2"/></text:span><text:span text:style-name="T4">bzw. {mgmt 1}:</text:span></text:p>
            <text:p text:style-name="P6"><text:span text:style-name="T6"/></text:p>
            <text:p text:style-name="P12"><text:span text:style-name="T4"><text:s text:c="3"/></text:span><text:span text:style-name="T6">1.3.6.1.2.1</text:span></text:p>
            <text:p text:style-name="P6"><text:span text:style-name="T6"/></text:p>
            <text:p text:style-name="P12"><text:span text:style-name="T4"><text:s text:c="3"/></text:span><text:span text:style-name="T6">1.</text:span><text:span text:style-name="T6"><text:tab/></text:span><text:span text:style-name="T6"><text:tab/></text:span><text:span text:style-name="T6"><text:tab/></text:span><text:span text:style-name="T6"><text:tab/></text:span><text:span text:style-name="T6">iso</text:span><text:span text:style-name="T6"><text:tab/></text:span><text:span text:style-name="T6"><text:tab/></text:span><text:span text:style-name="T6"> Objekte der ISO</text:span></text:p>
            <text:p text:style-name="P12"><text:span text:style-name="T6"><text:s text:c="6"/></text:span><text:span text:style-name="T6">.3.</text:span><text:span text:style-name="T6"><text:tab/></text:span><text:span text:style-name="T6"><text:tab/></text:span><text:span text:style-name="T6"><text:tab/></text:span><text:span text:style-name="T6">org</text:span><text:span text:style-name="T6"><text:tab/></text:span><text:span text:style-name="T6"><text:tab/></text:span><text:span text:style-name="T6"> Objekte anderer int. Organisationen</text:span></text:p>
            <text:p text:style-name="P12"><text:span text:style-name="T6"><text:s text:c="9"/></text:span><text:span text:style-name="T6">.6.</text:span><text:span text:style-name="T6"><text:tab/></text:span><text:span text:style-name="T6"><text:tab/></text:span><text:span text:style-name="T6">dod</text:span><text:span text:style-name="T6"><text:tab/></text:span><text:span text:style-name="T6"><text:tab/></text:span><text:span text:style-name="T6"> Objekte des Department of Defense</text:span></text:p>
            <text:p text:style-name="P12"><text:span text:style-name="T6"><text:s text:c="12"/></text:span><text:span text:style-name="T6">.1.</text:span><text:span text:style-name="T6"><text:tab/></text:span><text:span text:style-name="T6"><text:tab/></text:span><text:span text:style-name="T6">internet</text:span><text:span text:style-name="T6"><text:tab/></text:span><text:span text:style-name="T6"> Objekte im Internet</text:span></text:p>
            <text:p text:style-name="P12"><text:span text:style-name="T6"><text:s text:c="16"/></text:span><text:span text:style-name="T6">.2.</text:span><text:span text:style-name="T6"><text:tab/></text:span><text:span text:style-name="T6">mgmt</text:span><text:span text:style-name="T6"><text:tab/></text:span><text:span text:style-name="T6"> Objekte des IAB</text:span></text:p>
            <text:p text:style-name="P12"><text:span text:style-name="T6"><text:s text:c="19"/></text:span><text:span text:style-name="T6">.1</text:span><text:span text:style-name="T6"><text:tab/></text:span><text:span text:style-name="T6">mib-2</text:span><text:span text:style-name="T6"><text:tab/></text:span><text:span text:style-name="T6"> Objekte der MIB II</text:span></text:p>
            <text:p text:style-name="P12"><text:span text:style-name="T13"><text:tab/></text:span></text:p>
            <text:p text:style-name="P12"><text:span text:style-name="T13"><text:tab/></text:span></text:p>
            <text:p text:style-name="P6"><text:span text:style-name="T6"/></text:p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3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8cm" svg:height="1.601cm" svg:x="5.261cm" svg:y="0.472cm" draw:corner-radius="0.004cm">
            <text:p/>
          </draw:rect>
          <draw:rect draw:style-name="gr4" draw:text-style-name="P5" draw:layer="layout" svg:width="15.798cm" svg:height="1.599cm" svg:x="5.262cm" svg:y="0.473cm">
            <text:p text:style-name="P4"><text:span text:style-name="T3">Gruppen des MIB II Teilbaums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Die Objekttypen der MIB II sind in folgende 12 Gruppen angeordnet, die jeweils wieder eigene Teilbäume besitzen:</text:span></text:p>
            <text:p text:style-name="P6"><text:span text:style-name="T6"/></text:p>
            <text:p text:style-name="P13"><text:span text:style-name="T14">· </text:span><text:span text:style-name="T15">system</text:span><text:span text:style-name="T15"><text:tab/></text:span><text:span text:style-name="T15"><text:tab/></text:span><text:span text:style-name="T15">{mib-2 1}</text:span></text:p>
            <text:p text:style-name="P13"><text:span text:style-name="T14">· </text:span><text:span text:style-name="T15">interface</text:span><text:span text:style-name="T15"><text:tab/></text:span><text:span text:style-name="T15"><text:tab/></text:span><text:span text:style-name="T15">{mib-2 2}</text:span></text:p>
            <text:p text:style-name="P13"><text:span text:style-name="T14">· </text:span><text:span text:style-name="T15">at</text:span><text:span text:style-name="T15"><text:tab/></text:span><text:span text:style-name="T15"><text:tab/></text:span><text:span text:style-name="T15"><text:tab/></text:span><text:span text:style-name="T15">{mib-2 3}</text:span></text:p>
            <text:p text:style-name="P13"><text:span text:style-name="T14">· </text:span><text:span text:style-name="T15">ip</text:span><text:span text:style-name="T15"><text:tab/></text:span><text:span text:style-name="T15"><text:tab/></text:span><text:span text:style-name="T15"><text:tab/></text:span><text:span text:style-name="T15">{mib-2 4}</text:span></text:p>
            <text:p text:style-name="P13"><text:span text:style-name="T14">· </text:span><text:span text:style-name="T15">icmp</text:span><text:span text:style-name="T15"><text:tab/></text:span><text:span text:style-name="T15"><text:tab/></text:span><text:span text:style-name="T15">{mib-2 5}</text:span></text:p>
            <text:p text:style-name="P13"><text:span text:style-name="T14">· </text:span><text:span text:style-name="T15">tcp</text:span><text:span text:style-name="T15"><text:tab/></text:span><text:span text:style-name="T15"><text:tab/></text:span><text:span text:style-name="T15"><text:tab/></text:span><text:span text:style-name="T15">{mib-2 6}</text:span></text:p>
            <text:p text:style-name="P13"><text:span text:style-name="T14">· </text:span><text:span text:style-name="T15">udp</text:span><text:span text:style-name="T15"><text:tab/></text:span><text:span text:style-name="T15"><text:tab/></text:span><text:span text:style-name="T15"><text:tab/></text:span><text:span text:style-name="T15">{mib-2 7}</text:span></text:p>
            <text:p text:style-name="P13"><text:span text:style-name="T14">· </text:span><text:span text:style-name="T15">egp</text:span><text:span text:style-name="T15"><text:tab/></text:span><text:span text:style-name="T15"><text:tab/></text:span><text:span text:style-name="T15"><text:tab/></text:span><text:span text:style-name="T15">{mib-2 8}</text:span></text:p>
            <text:p text:style-name="P13"><text:span text:style-name="T14">· </text:span><text:span text:style-name="T15">cmot</text:span><text:span text:style-name="T15"><text:tab/></text:span><text:span text:style-name="T15"><text:tab/></text:span><text:span text:style-name="T15">{mib-2 9}</text:span></text:p>
            <text:p text:style-name="P13"><text:span text:style-name="T14">· </text:span><text:span text:style-name="T15">transmission</text:span><text:span text:style-name="T15"><text:tab/></text:span><text:span text:style-name="T15">{mib-2 10}</text:span></text:p>
            <text:p text:style-name="P13"><text:span text:style-name="T14">· </text:span><text:span text:style-name="T15">snmp</text:span><text:span text:style-name="T15"><text:tab/></text:span><text:span text:style-name="T15"><text:tab/></text:span><text:span text:style-name="T15">{mib-2 11}</text:span></text:p>
            <text:p text:style-name="P13"><text:span text:style-name="T14">· </text:span><text:span text:style-name="T15">rmon </text:span><text:span text:style-name="T15"><text:tab/></text:span><text:span text:style-name="T15"><text:tab/></text:span><text:span text:style-name="T15">{ mib-2 16}</text:span></text:p>
            <text:p text:style-name="P14"><text:span text:style-name="T16"/></text:p>
            <text:list text:style-name="L3">
              <text:list-item>
                <text:p text:style-name="P6"><text:span text:style-name="T4"><text:s/></text:span><text:span text:style-name="T4">Aufteilung in Gruppen zwecks höherer Flexibilität bei der </text:span></text:p>
              </text:list-item>
            </text:list>
            <text:p text:style-name="P6"><text:span text:style-name="T4"><text:s text:c="2"/></text:span><text:span text:style-name="T4">Implementierung. Nicht benutzte Gruppen müssen nicht</text:span></text:p>
            <text:p text:style-name="P6"><text:span text:style-name="T4"><text:s text:c="2"/></text:span><text:span text:style-name="T4">implementiert sein.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4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29" draw:text-style-name="P15" draw:layer="layout" svg:width="20.483cm" svg:height="16.968cm" svg:x="4.022cm" svg:y="2.082cm">
          <draw:text-box>
            <text:list text:style-name="L3">
              <text:list-item>
                <text:p text:style-name="P4"><text:span text:style-name="T4"><text:s/></text:span><text:span text:style-name="T8">System Group</text:span></text:p>
              </text:list-item>
            </text:list>
            <text:p text:style-name="P6"><text:span text:style-name="T4"><text:s text:c="2"/></text:span><text:span text:style-name="T4">Info zum Agenten aus administrativer Sicht:</text:span></text:p>
            <text:p text:style-name="P6"><text:span text:style-name="T4"><text:s text:c="2"/></text:span><text:span text:style-name="T4">Beschreibung, Kontakt, Uptime, bereitgestellte Dienste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nterface Group</text:span></text:p>
              </text:list-item>
            </text:list>
            <text:p text:style-name="P6"><text:span text:style-name="T4"><text:s text:c="2"/></text:span><text:span text:style-name="T4">Parameter der Netzwerkanschlüsse. Andere Anschlüsse</text:span><text:span text:style-name="T4"><text:line-break/></text:span><text:span text:style-name="T4"> <text:s/>-&gt; eigene MIBs. IfNumber, IfTable sind die einzigen</text:span><text:span text:style-name="T4"><text:line-break/></text:span><text:span text:style-name="T4"> <text:s text:c="6"/>Elemente. IfTable ist noch weiter unterteil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Adress Translation Group</text:span></text:p>
              </text:list-item>
            </text:list>
            <text:p text:style-name="P6"><text:span text:style-name="T4"><text:s text:c="2"/></text:span><text:span text:style-name="T4">Umsetzung der medienspezifischen Adresse in</text:span><text:span text:style-name="T4"><text:line-break/></text:span><text:span text:style-name="T4"> <text:s/>Netzadressen. Wird nicht mehr benutzt. -&gt; ipToMedia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P Group</text:span></text:p>
              </text:list-item>
            </text:list>
            <text:p text:style-name="P6"><text:span text:style-name="T4"><text:s text:c="2"/></text:span><text:span text:style-name="T4">IP Aktivitäten und Konfigurationen eines Netzknotens:</text:span></text:p>
            <text:p text:style-name="P6"><text:span text:style-name="T4"><text:s text:c="2"/></text:span><text:span text:style-name="T4">- ipAddrTable</text:span></text:p>
            <text:p text:style-name="P6"><text:span text:style-name="T4"><text:s text:c="2"/></text:span><text:span text:style-name="T4">- ipRouteTable</text:span></text:p>
            <text:p text:style-name="P6"><text:span text:style-name="T4"><text:s text:c="2"/></text:span><text:span text:style-name="T4">- ipToMediaTable</text:span></text:p>
            <text:p text:style-name="P6"><text:span text:style-name="T4"/></text:p>
            <text:list text:style-name="L4">
              <text:list-item>
                <text:p text:style-name="P6"><text:span text:style-name="T4"><text:s/></text:span><text:span text:style-name="T4">-&gt; Siehe Dokumentation MIB II (Auszug aus MIB Definition)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5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30" draw:text-style-name="P15" draw:layer="layout" svg:width="21.05cm" svg:height="15.875cm" svg:x="4.047cm" svg:y="2.539cm">
          <draw:text-box>
            <text:list text:style-name="L3">
              <text:list-item>
                <text:p text:style-name="P4"><text:span text:style-name="T4"><text:s/></text:span><text:span text:style-name="T8">ICMP Group</text:span></text:p>
              </text:list-item>
            </text:list>
            <text:p text:style-name="P6"><text:span text:style-name="T4"><text:s text:c="2"/></text:span><text:span text:style-name="T4">Fehler, nicht erreichbare Adressen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CP Group</text:span></text:p>
              </text:list-item>
            </text:list>
            <text:p text:style-name="P6"><text:span text:style-name="T4"><text:s text:c="2"/></text:span><text:span text:style-name="T4">empfangene TCP Pakete, existierende TCP Connections und </text:span></text:p>
            <text:p text:style-name="P6"><text:span text:style-name="T4"><text:s text:c="2"/></text:span><text:span text:style-name="T4">Statistiken dazu. -&gt; tcpConn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UDP Group</text:span></text:p>
              </text:list-item>
            </text:list>
            <text:p text:style-name="P6"><text:span text:style-name="T4"><text:s text:c="2"/></text:span><text:span text:style-name="T4">entsprechend TCP Group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EGP Group</text:span></text:p>
              </text:list-item>
            </text:list>
            <text:p text:style-name="P6"><text:span text:style-name="T4"><text:s text:c="2"/></text:span><text:span text:style-name="T4">wird nicht mehr verwendet (ersetzt durch BGP, RFC 1163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ransmission Group</text:span></text:p>
              </text:list-item>
            </text:list>
            <text:p text:style-name="P6"><text:span text:style-name="T4"><text:s text:c="2"/></text:span><text:span text:style-name="T4">beschreiben das Übertragungsmedium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SNMP Group</text:span></text:p>
              </text:list-item>
            </text:list>
            <text:p text:style-name="P6"><text:span text:style-name="T4"><text:s text:c="2"/></text:span><text:span text:style-name="T4">Statistiken plus Schalter für Erzeugung von Traps bei</text:span></text:p>
            <text:p text:style-name="P6"><text:span text:style-name="T4"><text:s text:c="2"/></text:span><text:span text:style-name="T4">unauthorisiertem Zugriff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6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Interfaces Gruppe</text:span></text:p>
          </draw:rect>
        </draw:g>
        <draw:frame draw:style-name="gr31" draw:text-style-name="P11" draw:layer="layout" svg:width="21.05cm" svg:height="5.548cm" svg:x="4.022cm" svg:y="3.175cm">
          <draw:text-box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s(2)</text:span></text:p>
            <text:p text:style-name="P6"><text:span text:style-name="T4"/></text:p>
            <text:p text:style-name="P6"><text:span text:style-name="T4">ifNumber(1)</text:span><text:span text:style-name="T4"><text:tab/></text:span><text:span text:style-name="T4"><text:tab/></text:span><text:span text:style-name="T4"><text:tab/></text:span><text:span text:style-name="T4">ifTable(2)</text:span></text:p>
            <text:p text:style-name="P6"><text:span text:style-name="T4"/></text:p>
            <text:p text:style-name="P6"><text:span text:style-name="T4">ifEntry(1)</text:span><text:span text:style-name="T4"><text:tab/></text:span><text:span text:style-name="T4">ifEntry(2)</text:span><text:span text:style-name="T4"><text:tab/></text:span><text:span text:style-name="T4">...</text:span></text:p>
            <text:p text:style-name="P6"><text:span text:style-name="T4"/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frame draw:style-name="gr32" draw:text-style-name="P16" draw:layer="layout" svg:width="7.249cm" svg:height="19.023cm" draw:transform="rotate (1.5707963267949) translate (4.57cm 14.273cm)">
          <draw:text-box>
            <text:p text:style-name="P8"><text:span text:style-name="T17">ifIndex(1)</text:span></text:p>
            <text:p text:style-name="P8"><text:span text:style-name="T17">ifDescr(2)</text:span></text:p>
            <text:p text:style-name="P8"><text:span text:style-name="T4">ifIndex(1)</text:span></text:p>
            <text:p text:style-name="P8"><text:span text:style-name="T4">ifDescr(2)</text:span></text:p>
            <text:p text:style-name="P8"><text:span text:style-name="T4">ifType(3)</text:span></text:p>
            <text:p text:style-name="P8"><text:span text:style-name="T4">ifMtu(4)</text:span></text:p>
            <text:p text:style-name="P8"><text:span text:style-name="T4">ifSpeed(5)</text:span></text:p>
            <text:p text:style-name="P8"><text:span text:style-name="T4">ifPhysAddress(6)</text:span></text:p>
            <text:p text:style-name="P8"><text:span text:style-name="T4">ifAdminStatus(7)</text:span></text:p>
            <text:p text:style-name="P8"><text:span text:style-name="T4">ifOperStatus(8)</text:span></text:p>
            <text:p text:style-name="P8"><text:span text:style-name="T4">ifLastChange(9)</text:span></text:p>
            <text:p text:style-name="P8"><text:span text:style-name="T4">ifInOctets(10)</text:span></text:p>
            <text:p text:style-name="P8"><text:span text:style-name="T4">ifInUcastPkts(11)</text:span></text:p>
            <text:p text:style-name="P8"><text:span text:style-name="T4">ifInNUcastPkts(12)</text:span></text:p>
            <text:p text:style-name="P8"><text:span text:style-name="T4">ifInDiscards(13)</text:span></text:p>
            <text:p text:style-name="P8"><text:span text:style-name="T4">ifInErrors(14)</text:span></text:p>
            <text:p text:style-name="P8"><text:span text:style-name="T4">ifInUnknownProtos(15)</text:span></text:p>
            <text:p text:style-name="P8"><text:span text:style-name="T4">ifOutOctets(16)</text:span></text:p>
            <text:p text:style-name="P8"><text:span text:style-name="T4">ifOutUcastPkts(17)</text:span></text:p>
            <text:p text:style-name="P8"><text:span text:style-name="T4">ifOutNUcastPkts(18)</text:span></text:p>
            <text:p text:style-name="P8"><text:span text:style-name="T4">ifOutDiscards(19)</text:span></text:p>
            <text:p text:style-name="P8"><text:span text:style-name="T4">ifOutErrors(20)</text:span></text:p>
            <text:p text:style-name="P8"><text:span text:style-name="T4">ifOutQLen(21)</text:span></text:p>
            <text:p text:style-name="P8"><text:span text:style-name="T4">ifSpecific(22)</text:span></text:p>
          </draw:text-box>
        </draw:frame>
        <draw:frame draw:style-name="gr33" draw:layer="layout" svg:width="22.431cm" svg:height="2.495cm" svg:x="4.631cm" svg:y="14.5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2" draw:text-style-name="P1" draw:layer="layout" svg:x1="11.865cm" svg:y1="4.176cm" svg:x2="6.325cm" svg:y2="4.796cm">
          <text:p/>
        </draw:line>
        <draw:line draw:style-name="gr22" draw:text-style-name="P1" draw:layer="layout" svg:x1="11.906cm" svg:y1="4.755cm" svg:x2="11.906cm" svg:y2="4.176cm">
          <text:p/>
        </draw:line>
        <draw:line draw:style-name="gr22" draw:text-style-name="P1" draw:layer="layout" svg:x1="11.534cm" svg:y1="5.664cm" svg:x2="6.077cm" svg:y2="6.284cm">
          <text:p/>
        </draw:line>
        <draw:line draw:style-name="gr22" draw:text-style-name="P1" draw:layer="layout" svg:x1="9.715cm" svg:y1="6.325cm" svg:x2="11.658cm" svg:y2="5.664cm">
          <text:p/>
        </draw:line>
        <draw:line draw:style-name="gr22" draw:text-style-name="P1" draw:layer="layout" svg:x1="12.113cm" svg:y1="6.449cm" svg:x2="11.7cm" svg:y2="5.664cm">
          <text:p/>
        </draw:line>
        <draw:line draw:style-name="gr22" draw:text-style-name="P1" draw:layer="layout" svg:x1="14.221cm" svg:y1="6.449cm" svg:x2="11.658cm" svg:y2="5.664cm">
          <text:p/>
        </draw:line>
        <draw:path draw:style-name="gr34" draw:layer="layout" svg:width="7.65cm" svg:height="1.647cm" draw:transform="rotate (-1.70745560722605) translate (5.46799999992175cm 7.26899999998647cm)" svg:viewBox="0 0 7651 1648" svg:d="m0 264c722 2189 7606 1537 7651-264">
          <text:p/>
        </draw:path>
        <draw:path draw:style-name="gr34" draw:layer="layout" svg:width="9.206cm" svg:height="5.593cm" draw:transform="rotate (-1.70745560722605) translate (9.055cm 7.153cm)" svg:viewBox="0 0 9207 5594" svg:d="m0 0c710 2194 8576 8962 9207 3534">
          <text:p/>
        </draw:path>
        <draw:path draw:style-name="gr35" draw:layer="layout" svg:width="2.787cm" svg:height="5.104cm" draw:transform="rotate (-1.70745560722605) translate (12.223cm 7.144cm)" svg:viewBox="0 0 2788 5105" svg:d="m0 0c714 2194 2346 4804 2788 5105">
          <text:p/>
        </draw:path>
        <presentation:notes draw:style-name="dp2">
          <draw:page-thumbnail draw:layer="layout" svg:width="0.004cm" svg:height="0.004cm" svg:x="0cm" svg:y="0.9cm" draw:page-number="2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667cm" svg:height="1.601cm" svg:x="5.345cm" svg:y="0.472cm" draw:corner-radius="0.004cm">
            <text:p/>
          </draw:rect>
          <draw:rect draw:style-name="gr4" draw:text-style-name="P5" draw:layer="layout" svg:width="15.665cm" svg:height="1.599cm" svg:x="5.346cm" svg:y="0.473cm">
            <text:p text:style-name="P4"><text:span text:style-name="T3">RMON MIB und LAN Monitore</text:span></text:p>
          </draw:rect>
        </draw:g>
        <draw:frame draw:style-name="gr28" draw:text-style-name="P3" draw:layer="layout" svg:width="20.886cm" svg:height="18.089cm" svg:x="4.022cm" svg:y="2.437cm">
          <draw:text-box>
            <text:list text:style-name="L3">
              <text:list-item>
                <text:p text:style-name="P4"><text:span text:style-name="T4"><text:s/></text:span><text:span text:style-name="T4">definiert in RFC 1271</text:span></text:p>
              </text:list-item>
              <text:list-item>
                <text:p text:style-name="P6"><text:span text:style-name="T4"><text:s/></text:span><text:span text:style-name="T4">LANs werden komplexer, enthalten mehr Geräte</text:span></text:p>
              </text:list-item>
              <text:list-item>
                <text:p text:style-name="P6"><text:span text:style-name="T4"><text:s/></text:span><text:span text:style-name="T4">üblicherweise hat's mehr auf Layer 1 und 2 arbeitende</text:span><text:span text:style-name="T4"><text:line-break/></text:span><text:span text:style-name="T4"> <text:s/>Komponenten als Hubs, welche oft "dümmer" sind als Geräte</text:span><text:span text:style-name="T4"><text:line-break/></text:span><text:span text:style-name="T4"> <text:s/>der höheren Ebenen</text:span></text:p>
              </text:list-item>
              <text:list-item>
                <text:p text:style-name="P6"><text:span text:style-name="T4"><text:s/></text:span><text:span text:style-name="T4">speziell für Verwaltung von LANs mit deren Hubs, Repeatern</text:span><text:span text:style-name="T4"><text:line-break/></text:span><text:span text:style-name="T4"> <text:s/>und Bridges</text:span></text:p>
              </text:list-item>
              <text:list-item>
                <text:p text:style-name="P6"><text:span text:style-name="T4"><text:s/></text:span><text:span text:style-name="T4">soll Funktionalität von LAN Monitoren abdecken</text:span></text:p>
              </text:list-item>
            </text:list>
            <text:p text:style-name="P6"><text:span text:style-name="T6"/></text:p>
            <text:p text:style-name="P6"><text:span text:style-name="T4">Funktionalität von LAN-Monitoren/Analysato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Layer 2 untersuchen</text:span></text:p>
              </text:list-item>
              <text:list-item>
                <text:p text:style-name="P6"><text:span text:style-name="T4"><text:s/></text:span><text:span text:style-name="T4">angeschlossene Geräte identifizieren </text:span></text:p>
              </text:list-item>
              <text:list-item>
                <text:p text:style-name="P6"><text:span text:style-name="T4"><text:s/></text:span><text:span text:style-name="T4">grafische Darstellung der Netzbelastung</text:span></text:p>
              </text:list-item>
              <text:list-item>
                <text:p text:style-name="P6"><text:span text:style-name="T4"><text:s/></text:span><text:span text:style-name="T4">Datenverkersaufkommen von Station ermitteln und darstellen</text:span></text:p>
              </text:list-item>
              <text:list-item>
                <text:p text:style-name="P6"><text:span text:style-name="T4"><text:s/></text:span><text:span text:style-name="T4">einzelne Stationen beobachten</text:span></text:p>
              </text:list-item>
              <text:list-item>
                <text:p text:style-name="P6"><text:span text:style-name="T4"><text:s/></text:span><text:span text:style-name="T4">Tests durchführen und besondere Ereignisse (Kollisionen,</text:span></text:p>
              </text:list-item>
            </text:list>
            <text:p text:style-name="P6"><text:span text:style-name="T4"><text:s text:c="2"/></text:span><text:span text:style-name="T4">Broadcasts, ...) erfassen</text:span></text:p>
            <text:list text:continue-numbering="true" text:style-name="L3">
              <text:list-item>
                <text:p text:style-name="P6"><text:span text:style-name="T4"><text:s/></text:span><text:span text:style-name="T4">höhere Protokolle statistisch erfass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t in Software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8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RMON Gruppen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Gruppen der RMON-MIB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statistics</text:span></text:p>
              </text:list-item>
              <text:list-item>
                <text:p text:style-name="P6"><text:span text:style-name="T8"><text:s/></text:span><text:span text:style-name="T4">history</text:span></text:p>
              </text:list-item>
              <text:list-item>
                <text:p text:style-name="P6"><text:span text:style-name="T8"><text:s/></text:span><text:span text:style-name="T4">alarm</text:span></text:p>
              </text:list-item>
              <text:list-item>
                <text:p text:style-name="P6"><text:span text:style-name="T8"><text:s/></text:span><text:span text:style-name="T4">hosts</text:span></text:p>
              </text:list-item>
              <text:list-item>
                <text:p text:style-name="P6"><text:span text:style-name="T8"><text:s/></text:span><text:span text:style-name="T4">hostTopN</text:span></text:p>
              </text:list-item>
              <text:list-item>
                <text:p text:style-name="P6"><text:span text:style-name="T8"><text:s/></text:span><text:span text:style-name="T4">matrix</text:span></text:p>
              </text:list-item>
              <text:list-item>
                <text:p text:style-name="P6"><text:span text:style-name="T8"><text:s/></text:span><text:span text:style-name="T4">filter</text:span></text:p>
              </text:list-item>
              <text:list-item>
                <text:p text:style-name="P6"><text:span text:style-name="T8"><text:s/></text:span><text:span text:style-name="T4">capture</text:span></text:p>
              </text:list-item>
              <text:list-item>
                <text:p text:style-name="P6"><text:span text:style-name="T4"><text:s/></text:span><text:span text:style-name="T4">ev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ung der RMON Gruppen ist optional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9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476cm" svg:height="1.601cm" svg:x="8.934cm" svg:y="0.472cm" draw:corner-radius="0.004cm">
            <text:p/>
          </draw:rect>
          <draw:rect draw:style-name="gr4" draw:text-style-name="P5" draw:layer="layout" svg:width="8.474cm" svg:height="1.599cm" svg:x="8.935cm" svg:y="0.473cm">
            <text:p text:style-name="P4"><text:span text:style-name="T3">Statistics Group</text:span></text:p>
          </draw:rect>
        </draw:g>
        <draw:frame draw:style-name="gr36" draw:text-style-name="P18" draw:layer="layout" svg:width="20.483cm" svg:height="15.676cm" svg:x="3.983cm" svg:y="2.021cm">
          <draw:text-box>
            <text:p text:style-name="P4"><text:span text:style-name="T4">Auslastungs- und Fehlerstatistiken zu einzelnen Netzwerkanschlüssen (Ethernet, Tokenring)</text:span></text:p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therStatsTable</text:span><text:span text:style-name="T19"><text:tab/></text:span><text:span text:style-name="T20">etherStatsEntry</text:span></text:p>
            <text:p text:style-name="P17"><text:span text:style-name="T21"><text:s text:c="3"/></text:span><text:span text:style-name="T21">Statistics</text:span><text:span text:style-name="T21"><text:tab/></text:span><text:span text:style-name="T21"><text:tab/></text:span><text:span text:style-name="T21">etherStatsEntry</text:span><text:span text:style-name="T21"><text:tab/></text:span><text:span text:style-name="T21"><text:tab/></text:span><text:span text:style-name="T21">etherStatsIndex</text:span></text:p>
            <text:p text:style-name="P17"><text:span text:style-name="T21"><text:tab/></text:span><text:span text:style-name="T22"> <text:s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ropEvents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ctets</text:span></text:p>
            <text:p text:style-name="P17"><text:span text:style-name="T21"><text:tab/></text:span><text:span text:style-name="T22"><text:tab/></text:span><text:span text:style-name="T22"><text:tab/></text:span><text:span text:style-name="T22">etherStatsEntry</text:span><text:span text:style-name="T22"><text:tab/></text:span><text:span text:style-name="T22"><text:tab/></text:span><text:span text:style-name="T22">etherStats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Broad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Multi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RCAlignErro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Und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v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Fragmen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Jabbe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ollision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4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5to127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28to255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256to511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512to1023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024to1518Octets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Owner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Status</text:span></text:p>
          </draw:text-box>
        </draw:frame>
        <draw:line draw:style-name="gr37" draw:text-style-name="P19" draw:layer="layout" svg:x1="6.888cm" svg:y1="5.34cm" svg:x2="7.721cm" svg:y2="4.685cm">
          <text:p/>
        </draw:line>
        <draw:line draw:style-name="gr37" draw:text-style-name="P19" draw:layer="layout" svg:x1="11.668cm" svg:y1="5.34cm" svg:x2="12.926cm" svg:y2="4.728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0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Konfiguration von Rmon Messungen</text:span></text:p>
          </draw:rect>
        </draw:g>
        <draw:frame draw:style-name="gr38" draw:text-style-name="P11" draw:layer="layout" svg:width="20.483cm" svg:height="13.216cm" svg:x="4.022cm" svg:y="3.175cm">
          <draw:text-box>
            <text:p text:style-name="P6"><text:span text:style-name="T4">1. </text:span><text:span text:style-name="T25">tabelle</text:span><text:span text:style-name="T26">Status</text:span><text:span text:style-name="T4"> auf </text:span><text:span text:style-name="T26">createRequest</text:span><text:span text:style-name="T4"> setzen</text:span><text:span text:style-name="T4"><text:line-break/></text:span><text:span text:style-name="T4"> <text:s text:c="2"/>-&gt; Ressourcen werden von Agent reserviert</text:span></text:p>
            <text:p text:style-name="P6"><text:span text:style-name="T4">2. Agent setzt </text:span><text:span text:style-name="T25">tabelle</text:span><text:span text:style-name="T26">Status</text:span><text:span text:style-name="T4"> auf </text:span><text:span text:style-name="T26">underCreation</text:span></text:p>
            <text:p text:style-name="P6"><text:span text:style-name="T4">3. Management Station konfiguriert danach den Eintrag </text:span><text:span text:style-name="T4"><text:line-break/></text:span><text:span text:style-name="T4"> <text:s text:c="2"/>(</text:span><text:span text:style-name="T25">tabelle</text:span><text:span text:style-name="T26">Entry)</text:span><text:span text:style-name="T4"> indem sie z.B. </text:span><text:span text:style-name="T25">tabelle</text:span><text:span text:style-name="T26">DataSource</text:span><text:span text:style-name="T4"> setzt.</text:span><text:span text:style-name="T4"><text:line-break/></text:span><text:span text:style-name="T4"> <text:s text:c="2"/></text:span><text:span text:style-name="T25">tabelle</text:span><text:span text:style-name="T26">DataSource</text:span><text:span text:style-name="T4"> ist immer “read-create”, d.h. der Wert</text:span><text:span text:style-name="T4"><text:line-break/></text:span><text:span text:style-name="T4"> <text:s text:c="3"/>kann nur einmal während der Konfiguration geschrieben</text:span><text:span text:style-name="T4"><text:line-break/></text:span><text:span text:style-name="T4"> <text:s text:c="3"/>und später nur noch ausgelesen werden.</text:span></text:p>
            <text:p text:style-name="P6"><text:span text:style-name="T4">4. sobald Konfiguration abgeschlossen ist, setzt Management</text:span><text:span text:style-name="T4"><text:line-break/></text:span><text:span text:style-name="T4"> <text:s text:c="3"/>Station </text:span><text:span text:style-name="T25">tabelle</text:span><text:span text:style-name="T26">Status</text:span><text:span text:style-name="T4"> auf </text:span><text:span text:style-name="T26">valid</text:span><text:span text:style-name="T4">. Nun fängt der Agent mit</text:span><text:span text:style-name="T4"><text:line-break/></text:span><text:span text:style-name="T4"> <text:s text:c="3"/>Messungen an.</text:span></text:p>
            <text:p text:style-name="P6"><text:span text:style-name="T4">5. die Management Station kann </text:span><text:span text:style-name="T25">tabelle</text:span><text:span text:style-name="T26">Status</text:span><text:span text:style-name="T4"> auf </text:span><text:span text:style-name="T26">invalid</text:span><text:span text:style-name="T4"> </text:span><text:span text:style-name="T4"><text:line-break/></text:span><text:span text:style-name="T4"> <text:s text:c="3"/>setzen, wodurch der Agent die Ressource freigibt und diese</text:span><text:span text:style-name="T4"><text:line-break/></text:span><text:span text:style-name="T4"> <text:s text:c="3"/>für andere Messungen konfiguriert werden kann</text:span></text:p>
            <text:p text:style-name="P6"><text:span text:style-name="T4"/></text:p>
            <text:p text:style-name="P6"><text:span text:style-name="T4">-&gt; Konfigurations-Transaktion – allerdings nur single User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462cm" svg:height="1.601cm" svg:x="9.374cm" svg:y="0cm" draw:corner-radius="0.004cm">
            <text:p/>
          </draw:rect>
          <draw:rect draw:style-name="gr4" draw:text-style-name="P5" draw:layer="layout" svg:width="7.46cm" svg:height="1.599cm" svg:x="9.375cm" svg:y="0.001cm">
            <text:p text:style-name="P4"><text:span text:style-name="T3">History Group</text:span></text:p>
          </draw:rect>
        </draw:g>
        <draw:frame draw:style-name="gr28" draw:text-style-name="P3" draw:layer="layout" svg:width="21.46cm" svg:height="18.089cm" svg:x="3.94cm" svg:y="1.5cm">
          <draw:text-box>
            <text:list text:style-name="L3">
              <text:list-item>
                <text:p text:style-name="P4"><text:span text:style-name="T4"><text:s/></text:span><text:span text:style-name="T4">periodisch Werte aus Statistics Gruppe in Ringbuffer kopieren</text:span></text:p>
              </text:list-item>
              <text:list-item>
                <text:p text:style-name="P6"><text:span text:style-name="T4"><text:s/></text:span><text:span text:style-name="T4">Zeitintervall muss angegeben werden</text:span></text:p>
              </text:list-item>
              <text:list-item>
                <text:p text:style-name="P6"><text:span text:style-name="T4"><text:s/></text:span><text:span text:style-name="T4">Tabellen medienspezifisch, jedoch nur Ethernet spezifiziert</text:span></text:p>
              </text:list-item>
            </text:list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istoryControlTable</text:span><text:span text:style-name="T19"><text:tab/></text:span><text:span text:style-name="T19">historyControlEntry</text:span></text:p>
            <text:p text:style-name="P17"><text:span text:style-name="T21"><text:s text:c="3"/></text:span><text:span text:style-name="T21">History</text:span><text:span text:style-name="T21"><text:tab/></text:span><text:span text:style-name="T21"><text:tab/></text:span><text:span text:style-name="T18">historyControlEntry</text:span><text:span text:style-name="T22"><text:tab/></text:span><text:span text:style-name="T22"><text:tab/></text:span><text:span text:style-name="T22">historyControlIndex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Requested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Granted</text:span></text:p>
            <text:p text:style-name="P17"><text:span text:style-name="T21"><text:tab/></text:span><text:span text:style-name="T22"><text:tab/></text:span><text:span text:style-name="T22"><text:tab/></text:span><text:span text:style-name="T27">historyControlEntry</text:span><text:span text:style-name="T22"><text:tab/></text:span><text:span text:style-name="T22"><text:tab/></text:span><text:span text:style-name="T22">historyControlInterval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Owner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Status</text:span></text:p>
            <text:p text:style-name="P17"><text:span text:style-name="T20"><text:tab/></text:span><text:span text:style-name="T28"><text:tab/></text:span><text:span text:style-name="T28"><text:tab/></text:span><text:span text:style-name="T28">etherHistoryTable</text:span><text:span text:style-name="T28"><text:tab/></text:span><text:span text:style-name="T28"><text:tab/></text:span><text:span text:style-name="T28">etherHistoryEntry</text:span></text:p>
            <text:p text:style-name="P17"><text:span text:style-name="T21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Sample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IntervalStart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DropEvents</text:span></text:p>
            <text:p text:style-name="P17"><text:span text:style-name="T22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Octe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Broad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Multi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CRCAlignError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Und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Ov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Fragments</text:span><text:span text:style-name="T22"><text:tab/></text:span><text:span text:style-name="T22"> <text:s text:c="3"/>etherHistoryCollision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Jabbers <text:s text:c="8"/>etherHistoryUtilization</text:span></text:p>
            <text:p text:style-name="P14"><text:span text:style-name="T22"/></text:p>
          </draw:text-box>
        </draw:frame>
        <draw:line draw:style-name="gr37" draw:text-style-name="P19" draw:layer="layout" svg:x1="6.429cm" svg:y1="4.778cm" svg:x2="7.58cm" svg:y2="4.302cm">
          <text:p/>
        </draw:line>
        <draw:line draw:style-name="gr37" draw:text-style-name="P19" draw:layer="layout" svg:x1="12.969cm" svg:y1="4.815cm" svg:x2="14.227cm" svg:y2="4.295cm">
          <text:p/>
        </draw:line>
        <draw:line draw:style-name="gr37" draw:text-style-name="P19" draw:layer="layout" svg:x1="6.389cm" svg:y1="5.077cm" svg:x2="7.699cm" svg:y2="9.006cm">
          <text:p/>
        </draw:line>
        <draw:line draw:style-name="gr37" draw:text-style-name="P19" draw:layer="layout" svg:x1="12.726cm" svg:y1="9.525cm" svg:x2="13.88cm" svg:y2="9.06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2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92cm" svg:height="1.601cm" svg:x="9.715cm" svg:y="0.472cm" draw:corner-radius="0.004cm">
            <text:p/>
          </draw:rect>
          <draw:rect draw:style-name="gr4" draw:text-style-name="P5" draw:layer="layout" svg:width="6.89cm" svg:height="1.599cm" svg:x="9.716cm" svg:y="0.473cm">
            <text:p text:style-name="P4"><text:span text:style-name="T3">Alarm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Auslösen eines Alarms bei der Über/Unterschreitung eines</text:span></text:p>
              </text:list-item>
            </text:list>
            <text:p text:style-name="P6"><text:span text:style-name="T4"><text:s text:c="2"/></text:span><text:span text:style-name="T4">Schwellenwerts</text:span></text:p>
            <text:list text:style-name="L4">
              <text:list-item>
                <text:p text:style-name="P6"><text:span text:style-name="T4"><text:s/></text:span><text:span text:style-name="T4">verknüpft mit Event in Eventgroup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larmVariable entspricht OID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alarmTable</text:span><text:span text:style-name="T19"><text:tab/></text:span><text:span text:style-name="T19"><text:tab/></text:span><text:span text:style-name="T19"><text:tab/></text:span><text:span text:style-name="T19">alarmTableEntry</text:span></text:p>
            <text:p text:style-name="P17"><text:span text:style-name="T21"><text:s text:c="3"/></text:span><text:span text:style-name="T21">Alarm</text:span><text:span text:style-name="T21"><text:tab/></text:span><text:span text:style-name="T21"><text:tab/></text:span><text:span text:style-name="T21">alarmTable</text:span><text:span text:style-name="T18">Entry</text:span><text:span text:style-name="T22"><text:tab/></text:span><text:span text:style-name="T22"><text:tab/></text:span><text:span text:style-name="T22"><text:tab/></text:span><text:span text:style-name="T22">alarm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Interval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Variabl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ampleTyp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Valu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rtupAlarm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tus</text:span></text:p>
            <text:p text:style-name="P14"><text:span text:style-name="T22"/></text:p>
            <text:p text:style-name="P6"><text:span text:style-name="T4"><text:s/></text:span></text:p>
          </draw:text-box>
        </draw:frame>
        <draw:line draw:style-name="gr37" draw:text-style-name="P19" draw:layer="layout" svg:x1="6.672cm" svg:y1="7.748cm" svg:x2="7.58cm" svg:y2="7.302cm">
          <text:p/>
        </draw:line>
        <draw:line draw:style-name="gr37" draw:text-style-name="P19" draw:layer="layout" svg:x1="12.232cm" svg:y1="7.808cm" svg:x2="13.648cm" svg:y2="7.31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3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72cm" svg:y="0.472cm" draw:corner-radius="0.004cm">
            <text:p/>
          </draw:rect>
          <draw:rect draw:style-name="gr4" draw:text-style-name="P5" draw:layer="layout" svg:width="6.833cm" svg:height="1.599cm" svg:x="9.773cm" svg:y="0.473cm">
            <text:p text:style-name="P4"><text:span text:style-name="T3">Event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Ereignisse und Aktionen, welche beim Eintreffen eines</text:span><text:span text:style-name="T4"><text:line-break/></text:span><text:span text:style-name="T4"> <text:s/>Ereignisses durchgeführt werden sollen</text:span></text:p>
              </text:list-item>
            </text:list>
            <text:p text:style-name="P6"><text:span text:style-name="T6"/></text:p>
            <text:p text:style-name="P6"><text:span text:style-name="T8">Aktionen </text:span><text:span text:style-name="T31">(eventType)</text:span><text:span text:style-name="T8">:</text:span></text:p>
            <text:list text:continue-numbering="true" text:style-name="L3">
              <text:list-item>
                <text:p text:style-name="P6"><text:span text:style-name="T4"><text:s/></text:span><text:span text:style-name="T4">keine</text:span></text:p>
              </text:list-item>
              <text:list-item>
                <text:p text:style-name="P6"><text:span text:style-name="T4"><text:s/></text:span><text:span text:style-name="T4">Log-Eintrag</text:span></text:p>
              </text:list-item>
              <text:list-item>
                <text:p text:style-name="P6"><text:span text:style-name="T4"><text:s/></text:span><text:span text:style-name="T4">Trap</text:span></text:p>
              </text:list-item>
              <text:list-item>
                <text:p text:style-name="P6"><text:span text:style-name="T4"><text:s/></text:span><text:span text:style-name="T4">beides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ventTable</text:span><text:span text:style-name="T19"><text:tab/></text:span><text:span text:style-name="T19"><text:tab/></text:span><text:span text:style-name="T19"><text:tab/></text:span><text:span text:style-name="T19">eventEntry</text:span></text:p>
            <text:p text:style-name="P17"><text:span text:style-name="T21"><text:s text:c="3"/></text:span><text:span text:style-name="T21">event</text:span><text:span text:style-name="T21"><text:tab/></text:span><text:span text:style-name="T21"><text:tab/></text:span><text:span text:style-name="T21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Description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eventType</text:span></text:p>
            <text:p text:style-name="P12"><text:span text:style-name="T18"><text:tab/></text:span><text:span text:style-name="T27"><text:tab/></text:span><text:span text:style-name="T27"><text:tab/></text:span><text:span text:style-name="T22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Communit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LastTimeSen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logTable</text:span><text:span text:style-name="T33"><text:tab/></text:span><text:span text:style-name="T33"><text:tab/></text:span><text:span text:style-name="T33"><text:tab/></text:span><text:span text:style-name="T33"><text:tab/></text:span><text:span text:style-name="T33">logEntry</text:span></text:p>
            <text:p text:style-name="P12"><text:span text:style-name="T19"><text:tab/></text:span><text:span text:style-name="T33"><text:tab/></text:span><text:span text:style-name="T33"><text:tab/></text:span><text:span text:style-name="T27">logEntry</text:span><text:span text:style-name="T27"><text:tab/></text:span><text:span text:style-name="T27"><text:tab/></text:span><text:span text:style-name="T27"><text:tab/></text:span><text:span text:style-name="T27"><text:tab/></text:span><text:span text:style-name="T27">logEventIndex 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Index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Time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Description</text:span></text:p>
            <text:p text:style-name="P6"><text:span text:style-name="T27"/></text:p>
          </draw:text-box>
        </draw:frame>
        <draw:line draw:style-name="gr37" draw:text-style-name="P19" draw:layer="layout" svg:x1="6.246cm" svg:y1="10.974cm" svg:x2="7.678cm" svg:y2="10.454cm">
          <text:p/>
        </draw:line>
        <draw:line draw:style-name="gr37" draw:text-style-name="P19" draw:layer="layout" svg:x1="6.203cm" svg:y1="11.018cm" svg:x2="7.894cm" svg:y2="15.572cm">
          <text:p/>
        </draw:line>
        <draw:line draw:style-name="gr37" draw:text-style-name="P19" draw:layer="layout" svg:x1="10.801cm" svg:y1="16.396cm" svg:x2="13.88cm" svg:y2="15.702cm">
          <text:p/>
        </draw:line>
        <draw:line draw:style-name="gr37" draw:text-style-name="P19" draw:layer="layout" svg:x1="11.017cm" svg:y1="11.061cm" svg:x2="13.793cm" svg:y2="10.454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4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63cm" svg:y="0.472cm" draw:corner-radius="0.004cm">
            <text:p/>
          </draw:rect>
          <draw:rect draw:style-name="gr4" draw:text-style-name="P5" draw:layer="layout" svg:width="6.833cm" svg:height="1.599cm" svg:x="9.764cm" svg:y="0.473cm">
            <text:p text:style-name="P4"><text:span text:style-name="T3">Hosts Group</text:span></text:p>
          </draw:rect>
        </draw:g>
        <draw:frame draw:style-name="gr39" draw:text-style-name="P3" draw:layer="layout" svg:width="20.953cm" svg:height="20.638cm" svg:x="4.022cm" svg:y="2.725cm">
          <draw:text-box>
            <text:list text:style-name="L3">
              <text:list-item>
                <text:p text:style-name="P4"><text:span text:style-name="T4"><text:s/></text:span><text:span text:style-name="T4">Zuordnung von beobachtetem Verkehr zu MAC Adressen</text:span></text:p>
              </text:list-item>
              <text:list-item>
                <text:p text:style-name="P6"><text:span text:style-name="T4"><text:s/></text:span><text:span text:style-name="T4">hostControlTable hat Eintrag pro konfigurierten Netzanschluss</text:span></text:p>
              </text:list-item>
              <text:list-item>
                <text:p text:style-name="P6"><text:span text:style-name="T4"><text:s/></text:span><text:span text:style-name="T4">hostTimeTable sortiert nach Zeit -&gt; einfache Erkennung von</text:span><text:span text:style-name="T4"><text:line-break/></text:span><text:span text:style-name="T4"> <text:s/>neuen Stationen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ControlTable</text:span><text:span text:style-name="T19"><text:tab/></text:span><text:span text:style-name="T19"><text:tab/></text:span><text:span text:style-name="T19">hostControlTableEntry</text:span></text:p>
            <text:p text:style-name="P17"><text:span text:style-name="T21"><text:s text:c="3"/></text:span><text:span text:style-name="T21">hosts</text:span><text:span text:style-name="T21"><text:tab/></text:span><text:span text:style-name="T21"><text:tab/></text:span><text:span text:style-name="T21">hostControlTable</text:span><text:span text:style-name="T18">Entry</text:span><text:span text:style-name="T22"><text:tab/></text:span><text:span text:style-name="T22">host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hostControlTable</text:span><text:span text:style-name="T27">Entry</text:span><text:span text:style-name="T22"><text:tab/></text:span><text:span text:style-name="T30">host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able</text:span><text:span text:style-name="T33"><text:tab/></text:span><text:span text:style-name="T33"><text:tab/></text:span><text:span text:style-name="T33"><text:tab/></text:span><text:span text:style-name="T33">host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CreationOrd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Erro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Broadcas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MulticastPkts</text:span></text:p>
            <text:p text:style-name="P12"><text:span text:style-name="T19"><text:tab/></text:span><text:span text:style-name="T33"><text:tab/></text:span><text:span text:style-name="T33"><text:tab/></text:span><text:span text:style-name="T33">hostTimeTable</text:span><text:span text:style-name="T33"><text:tab/></text:span><text:span text:style-name="T33"><text:tab/></text:span><text:span text:style-name="T33">hostTimeEntry</text:span></text:p>
            <text:p text:style-name="P6"><text:span text:style-name="T33"/></text:p>
          </draw:text-box>
        </draw:frame>
        <draw:line draw:style-name="gr37" draw:text-style-name="P19" draw:layer="layout" svg:x1="6.2cm" svg:y1="7.38cm" svg:x2="7.634cm" svg:y2="6.767cm">
          <text:p/>
        </draw:line>
        <draw:line draw:style-name="gr37" draw:text-style-name="P19" draw:layer="layout" svg:x1="13.392cm" svg:y1="7.413cm" svg:x2="14.271cm" svg:y2="6.897cm">
          <text:p/>
        </draw:line>
        <draw:line draw:style-name="gr37" draw:text-style-name="P19" draw:layer="layout" svg:x1="12.943cm" svg:y1="11.595cm" svg:x2="13.93cm" svg:y2="11.595cm">
          <text:p/>
        </draw:line>
        <draw:line draw:style-name="gr37" draw:text-style-name="P19" draw:layer="layout" svg:x1="6.112cm" svg:y1="7.38cm" svg:x2="7.708cm" svg:y2="11.168cm">
          <text:p/>
        </draw:line>
        <draw:line draw:style-name="gr37" draw:text-style-name="P19" draw:layer="layout" svg:x1="6.138cm" svg:y1="7.406cm" svg:x2="7.748cm" svg:y2="17.496cm">
          <text:p/>
        </draw:line>
        <draw:line draw:style-name="gr37" draw:text-style-name="P19" draw:layer="layout" svg:x1="12.669cm" svg:y1="18.129cm" svg:x2="13.657cm" svg:y2="18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5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9.586cm" svg:height="1.601cm" svg:x="8.392cm" svg:y="0.472cm" draw:corner-radius="0.004cm">
            <text:p/>
          </draw:rect>
          <draw:rect draw:style-name="gr4" draw:text-style-name="P5" draw:layer="layout" svg:width="9.584cm" svg:height="1.599cm" svg:x="8.393cm" svg:y="0.473cm">
            <text:p text:style-name="P4"><text:span text:style-name="T3">HostsTopN Group</text:span></text:p>
          </draw:rect>
        </draw:g>
        <draw:frame draw:style-name="gr39" draw:text-style-name="P3" draw:layer="layout" svg:width="21.113cm" svg:height="20.638cm" svg:x="4.063cm" svg:y="2.349cm">
          <draw:text-box>
            <text:list text:style-name="L3">
              <text:list-item>
                <text:p text:style-name="P4"><text:span text:style-name="T4"><text:s/></text:span><text:span text:style-name="T4">wie Hosts Group, ausser dass die Tabellen nach einem</text:span></text:p>
              </text:list-item>
            </text:list>
            <text:p text:style-name="P6"><text:span text:style-name="T4"><text:s text:c="2"/></text:span><text:span text:style-name="T4">konfigurierbaren Schlüssel sortiert sind</text:span></text:p>
            <text:list text:continue-numbering="true" text:style-name="L3">
              <text:list-item>
                <text:p text:style-name="P6"><text:span text:style-name="T4"><text:s/></text:span><text:span text:style-name="T4">optional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TopNControlTable</text:span><text:span text:style-name="T19"><text:tab/></text:span><text:span text:style-name="T19"><text:tab/></text:span><text:span text:style-name="T19">hostTopNControlTableEntry</text:span></text:p>
            <text:p text:style-name="P17"><text:span text:style-name="T21"><text:s text:c="3"/></text:span><text:span text:style-name="T21">hostTopN</text:span><text:span text:style-name="T21"><text:tab/></text:span><text:span text:style-name="T21">hostTopNControlTable</text:span><text:span text:style-name="T18">Entry</text:span><text:span text:style-name="T22"><text:tab/></text:span><text:span text:style-name="T22"><text:tab/></text:span><text:span text:style-name="T22">hostTopN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Host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ateBase</text:span></text:p>
            <text:p text:style-name="P17"><text:span text:style-name="T29"><text:tab/></text:span><text:span text:style-name="T22"><text:tab/></text:span><text:span text:style-name="T22"><text:tab/></text:span><text:span text:style-name="T22">hostTopNControlTable</text:span><text:span text:style-name="T27">Entry</text:span><text:span text:style-name="T22"><text:tab/></text:span><text:span text:style-name="T22"><text:tab/></text:span><text:span text:style-name="T22">hostTopNTimeRemaining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Duration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eques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Gran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rt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opNTable</text:span><text:span text:style-name="T33"><text:tab/></text:span><text:span text:style-name="T33"><text:tab/></text:span><text:span text:style-name="T33"><text:tab/></text:span><text:span text:style-name="T33">hostTopN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epor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ate</text:span></text:p>
            <text:p text:style-name="P6"><text:span text:style-name="T35"/></text:p>
            <text:p text:style-name="P12"><text:span text:style-name="T18">hostTopNRateBase:</text:span><text:span text:style-name="T18"><text:tab/></text:span><text:span text:style-name="T18">hostTopNInPkts(1),</text:span><text:span text:style-name="T18"><text:tab/></text:span><text:span text:style-name="T18"><text:tab/></text:span><text:span text:style-name="T18">hostTopNOutErrors(5), 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Pkts(2),</text:span><text:span text:style-name="T27"><text:tab/></text:span><text:span text:style-name="T27">hostTopNOutBroadcastPkts(6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InOctets(3),</text:span><text:span text:style-name="T27"><text:tab/></text:span><text:span text:style-name="T27">hostTopNOutMulticastPkts(7)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Octets(4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6"><text:span text:style-name="T18"><text:s/>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7.017cm" svg:y1="6.267cm" svg:x2="7.938cm" svg:y2="5.639cm">
          <text:p/>
        </draw:line>
        <draw:line draw:style-name="gr37" draw:text-style-name="P19" draw:layer="layout" svg:x1="14.477cm" svg:y1="6.163cm" svg:x2="15.455cm" svg:y2="5.669cm">
          <text:p/>
        </draw:line>
        <draw:line draw:style-name="gr37" draw:text-style-name="P19" draw:layer="layout" svg:x1="14.187cm" svg:y1="12.785cm" svg:x2="15.175cm" svg:y2="12.79cm">
          <text:p/>
        </draw:line>
        <draw:line draw:style-name="gr37" draw:text-style-name="P19" draw:layer="layout" svg:x1="6.929cm" svg:y1="6.563cm" svg:x2="7.789cm" svg:y2="12.63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6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02cm" svg:height="1.601cm" svg:x="9.675cm" svg:y="0.472cm" draw:corner-radius="0.004cm">
            <text:p/>
          </draw:rect>
          <draw:rect draw:style-name="gr4" draw:text-style-name="P5" draw:layer="layout" svg:width="7.018cm" svg:height="1.599cm" svg:x="9.676cm" svg:y="0.473cm">
            <text:p text:style-name="P4"><text:span text:style-name="T3">Matrix Group</text:span></text:p>
          </draw:rect>
        </draw:g>
        <draw:frame draw:style-name="gr39" draw:text-style-name="P3" draw:layer="layout" svg:width="20.99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Verkehrsaufkommen zwischen zwei beliebigen MAC Adressen</text:span></text:p>
              </text:list-item>
              <text:list-item>
                <text:p text:style-name="P6"><text:span text:style-name="T4"><text:s/></text:span><text:span text:style-name="T4">optional</text:span></text:p>
              </text:list-item>
              <text:list-item>
                <text:p text:style-name="P6"><text:span text:style-name="T4"><text:s/></text:span><text:span text:style-name="T4">DS gleich wie SD aber nach Destination sortiert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matrixControlTable</text:span><text:span text:style-name="T19"><text:tab/></text:span><text:span text:style-name="T19">matrixControlEntry</text:span></text:p>
            <text:p text:style-name="P17"><text:span text:style-name="T21"><text:s text:c="3"/></text:span><text:span text:style-name="T21">matrix</text:span><text:span text:style-name="T21"><text:tab/></text:span><text:span text:style-name="T21"><text:tab/></text:span><text:span text:style-name="T18">matrixControlEntry</text:span><text:span text:style-name="T22"><text:tab/></text:span><text:span text:style-name="T22"><text:tab/></text:span><text:span text:style-name="T22">matrixControl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7">matrixControlEntry</text:span><text:span text:style-name="T22"><text:tab/></text:span><text:span text:style-name="T22"><text:tab/></text:span><text:span text:style-name="T22">matrix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matrixSDTable</text:span><text:span text:style-name="T33"><text:tab/></text:span><text:span text:style-name="T33"><text:tab/></text:span><text:span text:style-name="T33">matrixSDEntry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SourceAddress 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DestAddress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Index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Error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matrixDSTable</text:span><text:span text:style-name="T33"><text:tab/></text:span><text:span text:style-name="T33"><text:tab/></text:span><text:span text:style-name="T33">matrixDS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...</text:span></text:p>
          </draw:text-box>
        </draw:frame>
        <draw:line draw:style-name="gr37" draw:text-style-name="P19" draw:layer="layout" svg:x1="6.328cm" svg:y1="6.932cm" svg:x2="7.851cm" svg:y2="6.55cm">
          <text:p/>
        </draw:line>
        <draw:line draw:style-name="gr37" draw:text-style-name="P19" draw:layer="layout" svg:x1="13.013cm" svg:y1="7.07cm" svg:x2="14.227cm" svg:y2="6.593cm">
          <text:p/>
        </draw:line>
        <draw:line draw:style-name="gr37" draw:text-style-name="P19" draw:layer="layout" svg:x1="12.815cm" svg:y1="11.246cm" svg:x2="13.802cm" svg:y2="11.251cm">
          <text:p/>
        </draw:line>
        <draw:line draw:style-name="gr37" draw:text-style-name="P19" draw:layer="layout" svg:x1="6.328cm" svg:y1="6.932cm" svg:x2="7.664cm" svg:y2="10.936cm">
          <text:p/>
        </draw:line>
        <draw:line draw:style-name="gr37" draw:text-style-name="P19" draw:layer="layout" svg:x1="6.328cm" svg:y1="6.932cm" svg:x2="7.748cm" svg:y2="15.328cm">
          <text:p/>
        </draw:line>
        <draw:line draw:style-name="gr37" draw:text-style-name="P19" draw:layer="layout" svg:x1="12.669cm" svg:y1="16.009cm" svg:x2="13.657cm" svg:y2="16.01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7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5cm" svg:height="1.601cm" svg:x="9.962cm" svg:y="0.472cm" draw:corner-radius="0.004cm">
            <text:p/>
          </draw:rect>
          <draw:rect draw:style-name="gr4" draw:text-style-name="P5" draw:layer="layout" svg:width="6.453cm" svg:height="1.599cm" svg:x="9.963cm" svg:y="0.473cm">
            <text:p text:style-name="P4"><text:span text:style-name="T3">Filter Group</text:span></text:p>
          </draw:rect>
        </draw:g>
        <draw:frame draw:style-name="gr39" draw:text-style-name="P3" draw:layer="layout" svg:width="22.249cm" svg:height="20.638cm" svg:x="3.728cm" svg:y="3.175cm">
          <draw:text-box>
            <text:list text:style-name="L3">
              <text:list-item>
                <text:p text:style-name="P4"><text:span text:style-name="T4"><text:s/></text:span><text:span text:style-name="T4">Definition von Filtern, gemäss welchen Pakete ausgelesen werde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ein Strom von durchgelassenen Paketen wird </text:span><text:span text:style-name="T31">Channel </text:span><text:span text:style-name="T4">genannt</text:span></text:p>
              </text:list-item>
              <text:list-item>
                <text:p text:style-name="P6"><text:span text:style-name="T4"><text:s/></text:span><text:span text:style-name="T4">Channel kann durch mehrere ODER-verknüpfte Filter gebildet </text:span></text:p>
              </text:list-item>
            </text:list>
            <text:p text:style-name="P6"><text:span text:style-name="T4"><text:s text:c="2"/></text:span><text:span text:style-name="T4">werden</text:span></text:p>
            <text:list text:continue-numbering="true" text:style-name="L4">
              <text:list-item>
                <text:p text:style-name="P6"><text:span text:style-name="T4"><text:s/></text:span><text:span text:style-name="T4">Filterausdruck wird durch Bitmaske definiert welche auf Pakete </text:span></text:p>
              </text:list-item>
            </text:list>
            <text:p text:style-name="P6"><text:span text:style-name="T4"><text:s text:c="2"/></text:span><text:span text:style-name="T4">angewendet werden</text:span></text:p>
            <text:list text:continue-numbering="true" text:style-name="L4">
              <text:list-item>
                <text:p text:style-name="P6"><text:span text:style-name="T4"><text:s/></text:span><text:span text:style-name="T4">Filter zählen Pakete nur. Verarbeitung wird durch Paket Capture </text:span></text:p>
              </text:list-item>
            </text:list>
            <text:p text:style-name="P6"><text:span text:style-name="T4"><text:s text:c="2"/></text:span><text:span text:style-name="T4">Group abgedeckt</text:span></text:p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18">filterEntry</text:span><text:span text:style-name="T22"><text:tab/></text:span><text:span text:style-name="T22"><text:tab/></text:span><text:span text:style-name="T22"><text:tab/></text:span><text:span text:style-name="T22">filter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Channe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Offset</text:span></text:p>
            <text:p text:style-name="P17"><text:span text:style-name="T29"><text:tab/></text:span><text:span text:style-name="T22"><text:tab/></text:span><text:span text:style-name="T22"><text:tab/></text:span><text:span text:style-name="T27">filterEntry</text:span><text:span text:style-name="T22"><text:tab/></text:span><text:span text:style-name="T22"><text:tab/></text:span><text:span text:style-name="T22"><text:tab/></text:span><text:span text:style-name="T30">filterPktData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Status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Status</text:span></text:p>
            <text:p text:style-name="P14"><text:span text:style-name="T36"/></text:p>
            <text:p text:style-name="P17"><text:span text:style-name="T29"><text:tab/></text:span><text:span text:style-name="T22"><text:tab/></text:span><text:span text:style-name="T22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2">...</text:span></text:p>
            <text:p text:style-name="P14"><text:span text:style-name="T22"/></text:p>
            <text:p text:style-name="P14"><text:span text:style-name="T22"/></text:p>
            <text:p text:style-name="P14"><text:span text:style-name="T22"/></text:p>
          </draw:text-box>
        </draw:frame>
        <draw:line draw:style-name="gr37" draw:text-style-name="P19" draw:layer="layout" svg:x1="5.726cm" svg:y1="10.844cm" svg:x2="7.548cm" svg:y2="10.324cm">
          <text:p/>
        </draw:line>
        <draw:line draw:style-name="gr37" draw:text-style-name="P19" draw:layer="layout" svg:x1="10.757cm" svg:y1="10.671cm" svg:x2="12.536cm" svg:y2="10.28cm">
          <text:p/>
        </draw:line>
        <draw:line draw:style-name="gr37" draw:text-style-name="P19" draw:layer="layout" svg:x1="5.769cm" svg:y1="10.844cm" svg:x2="7.754cm" svg:y2="17.41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8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6cm" svg:height="1.601cm" svg:x="9.957cm" svg:y="0.472cm" draw:corner-radius="0.004cm">
            <text:p/>
          </draw:rect>
          <draw:rect draw:style-name="gr4" draw:text-style-name="P5" draw:layer="layout" svg:width="6.454cm" svg:height="1.599cm" svg:x="9.958cm" svg:y="0.473cm">
            <text:p text:style-name="P4"><text:span text:style-name="T3">Filter Group</text:span></text:p>
          </draw:rect>
        </draw:g>
        <draw:frame draw:style-name="gr39" draw:text-style-name="P3" draw:layer="layout" svg:width="20.483cm" svg:height="20.638cm" svg:x="3.981cm" svg:y="2.638cm">
          <draw:text-box>
            <text:p text:style-name="P4"><text:span text:style-name="T39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40">filterlEntry</text:span><text:span text:style-name="T33"><text:tab/></text:span><text:span text:style-name="T33"><text:tab/></text:span><text:span text:style-name="T33"><text:tab/></text:span><text:span text:style-name="T40">...</text:span></text:p>
            <text:p text:style-name="P12"><text:span text:style-name="T19"><text:tab/></text:span><text:span text:style-name="T33"><text:tab/></text:span><text:span text:style-name="T33"><text:tab/></text:span><text:span text:style-name="T33"><text:tab/></text:span><text:span text:style-name="T27">...</text:span></text:p>
            <text:p text:style-name="P21"><text:span text:style-name="T5"><text:tab/></text:span><text:span text:style-name="T5"><text:tab/></text:span><text:span text:style-name="T5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7">channelEntry</text:span><text:span text:style-name="T33"><text:tab/></text:span><text:span text:style-name="T33"><text:tab/></text:span><text:span text:style-name="T27">channel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If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AcceptTyp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DataControl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TurnOn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TurnOff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Statu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Matche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Descrip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Status</text:span></text:p>
            <text:p text:style-name="P6"><text:span text:style-name="T27"/></text:p>
            <text:p text:style-name="P12"><text:span text:style-name="T18">channelAcceptType:</text:span><text:span text:style-name="T18"><text:tab/></text:span><text:span text:style-name="T18"><text:tab/></text:span><text:span text:style-name="T18"><text:tab/></text:span><text:span text:style-name="T18"><text:tab/></text:span><text:span text:style-name="T18">acceptMatched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acceptFailed(2)</text:span></text:p>
            <text:p text:style-name="P12"><text:span text:style-name="T18">channelDataControl:</text:span><text:span text:style-name="T18"><text:tab/></text:span><text:span text:style-name="T18"><text:tab/></text:span><text:span text:style-name="T18"><text:tab/></text:span><text:span text:style-name="T18">on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off(2)</text:span></text:p>
            <text:p text:style-name="P12"><text:span text:style-name="T18">channelEventStatus:</text:span><text:span text:style-name="T18"><text:tab/></text:span><text:span text:style-name="T18"><text:tab/></text:span><text:span text:style-name="T18"><text:tab/></text:span><text:span text:style-name="T18">eventReady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Fired(2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AlwaysReady(3)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5.984cm" svg:y1="4.736cm" svg:x2="7.634cm" svg:y2="4.121cm">
          <text:p/>
        </draw:line>
        <draw:line draw:style-name="gr37" draw:text-style-name="P19" draw:layer="layout" svg:x1="11.061cm" svg:y1="4.555cm" svg:x2="12.579cm" svg:y2="4.381cm">
          <text:p/>
        </draw:line>
        <draw:line draw:style-name="gr37" draw:text-style-name="P19" draw:layer="layout" svg:x1="6.01cm" svg:y1="4.763cm" svg:x2="7.721cm" svg:y2="6.029cm">
          <text:p/>
        </draw:line>
        <draw:line draw:style-name="gr37" draw:text-style-name="P19" draw:layer="layout" svg:x1="11.495cm" svg:y1="6.854cm" svg:x2="12.883cm" svg:y2="6.37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9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39" draw:text-style-name="P3" draw:layer="layout" svg:width="22.276cm" svg:height="20.638cm" svg:x="4.022cm" svg:y="3.175cm">
          <draw:text-box>
            <text:list text:style-name="L1">
              <text:list-item>
                <text:p text:style-name="P6"><text:span text:style-name="T4"><text:s/></text:span><text:span text:style-name="T4">speichert Pakete, welche die in der </text:span><text:span text:style-name="T41">Filter Group </text:span><text:span text:style-name="T4">definierten</text:span><text:span text:style-name="T4"><text:line-break/></text:span><text:span text:style-name="T4"> <text:s/>Kanäle passiert haben in Puffer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diese können von der Managementstation abgerufen werden</text:span></text:p>
              </text:list-item>
              <text:list-item>
                <text:p text:style-name="P6"><text:span text:style-name="T4"><text:s/></text:span><text:span text:style-name="T4">komplette Pakete oder nur n Bytes</text:span></text:p>
              </text:list-item>
              <text:list-item>
                <text:p text:style-name="P6"><text:span text:style-name="T4"><text:s/></text:span><text:span text:style-name="T4">Trace Anwendungen auf der Managementstation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27">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hanne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FullStatus</text:span></text:p>
            <text:p text:style-name="P12"><text:span text:style-name="T18"><text:tab/></text:span><text:span text:style-name="T27"><text:tab/></text:span><text:span text:style-name="T27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32">bufferControlFullAc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Capture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Download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DownloadOffse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MaxOctetsReques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MaxOctetsGran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apturedPack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TurnOn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...</text:span></text:p>
          </draw:text-box>
        </draw:frame>
        <draw:line draw:style-name="gr37" draw:text-style-name="P19" draw:layer="layout" svg:x1="6.46cm" svg:y1="8.796cm" svg:x2="7.894cm" svg:y2="8.285cm">
          <text:p/>
        </draw:line>
        <draw:line draw:style-name="gr37" draw:text-style-name="P19" draw:layer="layout" svg:x1="6.494cm" svg:y1="8.831cm" svg:x2="7.851cm" svg:y2="16.483cm">
          <text:p/>
        </draw:line>
        <draw:line draw:style-name="gr37" draw:text-style-name="P19" draw:layer="layout" svg:x1="12.854cm" svg:y1="8.795cm" svg:x2="15.181cm" svg:y2="8.155cm">
          <text:p/>
        </draw:line>
        <draw:line draw:style-name="gr37" draw:text-style-name="P19" draw:layer="layout" svg:x1="13.62cm" svg:y1="17.09cm" svg:x2="15.225cm" svg:y2="17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0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40" draw:text-style-name="P15" draw:layer="layout" svg:width="21.378cm" svg:height="14.354cm" svg:x="4.022cm" svg:y="3.175cm">
          <draw:text-box>
            <text:list text:style-name="L3">
              <text:list-item>
                <text:p text:style-name="P4"><text:span text:style-name="T4"><text:s/></text:span><text:span text:style-name="T31">bufferControlFullStatus</text:span><text:span text:style-name="T4"> gibt an, ob die Probe noch Platz für</text:span><text:span text:style-name="T4"><text:line-break/></text:span><text:span text:style-name="T4"> <text:s/>weitere Pakete hat</text:span></text:p>
              </text:list-item>
              <text:list-item>
                <text:p text:style-name="P6"><text:span text:style-name="T4"><text:s/></text:span><text:span text:style-name="T4">mit </text:span><text:span text:style-name="T31">bufferControlFullAction</text:span><text:span text:style-name="T6"> kann angegeben werden, was</text:span><text:span text:style-name="T6"><text:line-break/></text:span><text:span text:style-name="T6"> <text:s/>passiert, </text:span><text:span text:style-name="T4">wenn der Buffer voll ist</text:span></text:p>
              </text:list-item>
              <text:list-item>
                <text:p text:style-name="P6"><text:span text:style-name="T4"><text:s/></text:span><text:span text:style-name="T4">mit </text:span><text:span text:style-name="T31">bufferControlMaxOctetsRequested</text:span><text:span text:style-name="T6"> kann der für Pakete</text:span><text:span text:style-name="T6"><text:line-break/></text:span><text:span text:style-name="T6"> <text:s/>zur </text:span><text:span text:style-name="T4">Verfügung stehende Platz konfiguriert werden</text:span></text:p>
              </text:list-item>
              <text:list-item>
                <text:p text:style-name="P6"><text:span text:style-name="T4"><text:s/></text:span><text:span text:style-name="T31">bufferControlTurnOnTime</text:span><text:span text:style-name="T6"> : wann wurde Buffer angeschaltet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ID</text:span></text:p>
            <text:p text:style-name="P12"><text:span text:style-name="T18"><text:tab/></text:span><text:span text:style-name="T27"><text:tab/></text:span><text:span text:style-name="T27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PacketData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Length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Status</text:span></text:p>
          </draw:text-box>
        </draw:frame>
        <draw:line draw:style-name="gr37" draw:text-style-name="P19" draw:layer="layout" svg:x1="6.529cm" svg:y1="10.274cm" svg:x2="7.903cm" svg:y2="9.724cm">
          <text:p/>
        </draw:line>
        <draw:line draw:style-name="gr37" draw:text-style-name="P19" draw:layer="layout" svg:x1="6.529cm" svg:y1="10.308cm" svg:x2="7.708cm" svg:y2="11.708cm">
          <text:p/>
        </draw:line>
        <draw:line draw:style-name="gr37" draw:text-style-name="P19" draw:layer="layout" svg:x1="13.941cm" svg:y1="12.033cm" svg:x2="14.929cm" svg:y2="12.037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1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966cm" svg:height="1.601cm" svg:x="10.711cm" svg:y="0.472cm" draw:corner-radius="0.004cm">
            <text:p/>
          </draw:rect>
          <draw:rect draw:style-name="gr4" draw:text-style-name="P5" draw:layer="layout" svg:width="4.964cm" svg:height="1.599cm" svg:x="10.712cm" svg:y="0.473cm">
            <text:p text:style-name="P4"><text:span text:style-name="T3">SNMPv3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Unterstützung von sicheren Schreiboperationen </text:span><text:span text:style-name="T4"><text:line-break/></text:span><text:span text:style-name="T4"> <text:s/>(Transaktionen)</text:span></text:p>
              </text:list-item>
              <text:list-item>
                <text:p text:style-name="P6"><text:span text:style-name="T4"><text:s/></text:span><text:span text:style-name="T4">Definition eines langlebigen (?!), modularen </text:span><text:span text:style-name="T4"><text:line-break/></text:span><text:span text:style-name="T4"> <text:s/>Architekturmodels, welches einfachere Weiterentwicklung</text:span><text:span text:style-name="T4"><text:line-break/></text:span><text:span text:style-name="T4"> <text:s/>erlaub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Unterstützung von billigen, einfachen aber auch von</text:span><text:span text:style-name="T4"><text:line-break/></text:span><text:span text:style-name="T4"> <text:s/>teueren, komplexen Implementationen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möglichst aufwärtskompatibel und einf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n source UCD-snmp -&gt; NET-snmp</text:span></text:p>
              </text:list-item>
              <text:list-item>
                <text:p text:style-name="P6"><text:span text:style-name="T4"><text:s/></text:span><text:span text:style-name="T4">rel. kleine Verbreitung</text:span></text:p>
              </text:list-item>
              <text:list-item>
                <text:p text:style-name="P6"><text:span text:style-name="T4"><text:s/></text:span><text:span text:style-name="T4">siehe Schönwälder s151ff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2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Sicherheit:</text:span></text:p>
            <text:list text:style-name="L3">
              <text:list-item>
                <text:p text:style-name="P6"><text:span text:style-name="T4"><text:s/></text:span><text:span text:style-name="T4">verschlüsselte Nachrichten (DES) (aufwändig)</text:span></text:p>
              </text:list-item>
              <text:list-item>
                <text:p text:style-name="P6"><text:span text:style-name="T4"><text:s/></text:span><text:span text:style-name="T4">security Modell kann gewählt werden</text:span></text:p>
              </text:list-item>
              <text:list-item>
                <text:p text:style-name="P6"><text:span text:style-name="T4"><text:s/></text:span><text:span text:style-name="T4">Zeitstempel</text:span></text:p>
              </text:list-item>
              <text:list-item>
                <text:p text:style-name="P6"><text:span text:style-name="T4"><text:s/></text:span><text:span text:style-name="T4">Authentifizierung</text:span></text:p>
              </text:list-item>
              <text:list-item>
                <text:p text:style-name="P6"><text:span text:style-name="T4"><text:s/></text:span><text:span text:style-name="T4">Prüfsummen</text:span></text:p>
              </text:list-item>
              <text:list-item>
                <text:p text:style-name="P6"><text:span text:style-name="T4"><text:s/></text:span><text:span text:style-name="T4">Sicherung gegen Wiederholung</text:span></text:p>
              </text:list-item>
              <text:list-item>
                <text:p text:style-name="P6"><text:span text:style-name="T4"><text:s/></text:span><text:span text:style-name="T4">verfeinerte Zugriffskontrolle auf einzelne Views</text:span></text:p>
              </text:list-item>
            </text:list>
            <text:p text:style-name="P6"><text:span text:style-name="T6"/></text:p>
            <text:p text:style-name="P6"><text:span text:style-name="T42"/></text:p>
            <text:p text:style-name="P6"><text:span text:style-name="T8">Transaktionen:</text:span></text:p>
            <text:list text:continue-numbering="true" text:style-name="L3">
              <text:list-item>
                <text:p text:style-name="P6"><text:span text:style-name="T4"><text:s/></text:span><text:span text:style-name="T4">msgID erlaubt Zuweisung von Frage zu Antwort</text:span></text:p>
              </text:list-item>
              <text:list-item>
                <text:p text:style-name="P6"><text:span text:style-name="T4"><text:s/></text:span><text:span text:style-name="T4">bestätigte Traps (Inform)</text:span></text:p>
              </text:list-item>
              <text:list-item>
                <text:p text:style-name="P6"><text:span text:style-name="T4"><text:s/></text:span><text:span text:style-name="T4">getBulk erlaubt Wiederholungen von einzelnen get Befehlen:</text:span><text:span text:style-name="T4"><text:line-break/></text:span><text:span text:style-name="T4"> <text:s/>hole OIDs 1.2.3.4, 1.3.7.8 und dann die 4 nächsten</text:span><text:span text:style-name="T4"><text:line-break/></text:span><text:span text:style-name="T4"> <text:s/>ab 1.3.1.5.7</text:span></text:p>
              </text:list-item>
              <text:list-item>
                <text:p text:style-name="P6"><text:span text:style-name="T4"><text:s/></text:span><text:span text:style-name="T4">detailliertere Fehlermeldungen</text:span></text:p>
              </text:list-item>
              <text:list-item>
                <text:p text:style-name="P6"><text:span text:style-name="T4"><text:s/></text:span><text:span text:style-name="T4">Views (Unterbäume können definiert und adressiert werden)</text:span></text:p>
              </text:list-item>
            </text:list>
            <text:p text:style-name="P6"><text:span text:style-name="T39"/></text:p>
            <text:p text:style-name="P6"><text:span text:style-name="T39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3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Architektur:</text:span></text:p>
            <text:list text:style-name="L3">
              <text:list-item>
                <text:p text:style-name="P6"><text:span text:style-name="T4"><text:s/></text:span><text:span text:style-name="T4">einzelne Teile einer SNMP Engine sind auswechselbar und</text:span><text:span text:style-name="T4"><text:line-break/></text:span><text:span text:style-name="T4"> <text:s/>direkt adressierbar</text:span></text:p>
              </text:list-item>
              <text:list-item>
                <text:p text:style-name="P6"><text:span text:style-name="T4"><text:s/></text:span><text:span text:style-name="T4">subAgenten (AgentX), Proxy Agenten, Registrierung von OID </text:span></text:p>
              </text:list-item>
            </text:list>
            <text:p text:style-name="P6"><text:span text:style-name="T4"><text:s text:c="2"/></text:span><text:span text:style-name="T4">Subbäumen</text:span></text:p>
            <text:list text:continue-numbering="true" text:style-name="L3">
              <text:list-item>
                <text:p text:style-name="P6"><text:span text:style-name="T4"><text:s/></text:span><text:span text:style-name="T4">erweiterte Möglichkeiten im Bezug auf Verwaltung und</text:span><text:span text:style-name="T4"><text:line-break/></text:span><text:span text:style-name="T4"> <text:s/>Manipulation von Tabell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4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Probleme von SNM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6"><text:span text:style-name="T4"><text:s/></text:span><text:span text:style-name="T4">MIBs hinken Gerätefeatures hinterdrein</text:span></text:p>
              </text:list-item>
              <text:list-item>
                <text:p text:style-name="P6"><text:span text:style-name="T4"><text:s/></text:span><text:span text:style-name="T4">SNMP wird für Überwachung verwendet, selten für</text:span><text:span text:style-name="T4"><text:line-break/></text:span><text:span text:style-name="T4"> <text:s/>Konfiguration -&gt; Admins verwenden oft proprietäre CLIs</text:span></text:p>
              </text:list-item>
              <text:list-item>
                <text:p text:style-name="P6"><text:span text:style-name="T4"><text:s/></text:span><text:span text:style-name="T4">keine Versionierung oder Konfigurationsvarianten auf</text:span><text:span text:style-name="T4"><text:line-break/></text:span><text:span text:style-name="T4"> <text:s/>Agenten</text:span></text:p>
              </text:list-item>
              <text:list-item>
                <text:p text:style-name="P6"><text:span text:style-name="T4"><text:s/></text:span><text:span text:style-name="T4">kein Commit / Rollback / Retransmit</text:span></text:p>
              </text:list-item>
              <text:list-item>
                <text:p text:style-name="P6"><text:span text:style-name="T4"><text:s/></text:span><text:span text:style-name="T4">SNMP ineffizient bzgl. Bandbreitenausnützung</text:span><text:span text:style-name="T4"><text:line-break/></text:span><text:span text:style-name="T4"> <text:s/>- Polling wenig effizient (je nach MIB Traps/Events, die</text:span><text:span text:style-name="T4"><text:line-break/></text:span><text:span text:style-name="T4"> <text:s text:c="3"/>ausgelöst werden können)</text:span><text:span text:style-name="T4"><text:line-break/></text:span><text:span text:style-name="T4"> <text:s/>- Trap Mechanismus ohne Performance Garantien</text:span><text:span text:style-name="T4"><text:line-break/></text:span><text:span text:style-name="T4"> <text:s/>- bei hoher Netzlast:</text:span><text:span text:style-name="T4"><text:line-break/></text:span><text:span text:style-name="T4"> <text:s text:c="3"/>- Trap Nachrichten können verloren gehen</text:span><text:span text:style-name="T4"><text:line-break/></text:span><text:span text:style-name="T4"> <text:s text:c="3"/>- es kann zu Trap Stürmen kommen -&gt; Verschlimmerung</text:span><text:span text:style-name="T4"><text:line-break/></text:span><text:span text:style-name="T4"> <text:s text:c="5"/>der Lage bzw. der Netzlast</text:span><text:span text:style-name="T4"><text:line-break/></text:span><text:span text:style-name="T4"> <text:s/>-&gt; je nach Anwendung viel zu hohe Netzauslastung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Master-&gt;Slave, d.h. kein Push!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unzuverlässig, keine Fehlertoleranz</text:span></text:p>
              </text:list-item>
              <text:list-item>
                <text:p text:style-name="P6"><text:span text:style-name="T4"><text:s/></text:span><text:span text:style-name="T4">Protokoll zustandslos: keine automatische Bestätigung</text:span></text:p>
              </text:list-item>
              <text:list-item>
                <text:p text:style-name="P6"><text:span text:style-name="T4"><text:s/></text:span><text:span text:style-name="T4">mehrere Management Stationen können gleichzeitig</text:span><text:span text:style-name="T4"><text:line-break/></text:span><text:span text:style-name="T4"> <text:s/>Zustand eines Agenten ändern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4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1" draw:text-style-name="P22" draw:layer="layout" svg:width="20.483cm" svg:height="14.926cm" svg:x="4.022cm" svg:y="3.175cm">
          <draw:text-box>
            <text:list text:style-name="L4">
              <text:list-item>
                <text:p text:style-name="P6"><text:span text:style-name="T4"><text:s/></text:span><text:span text:style-name="T4">Neues Protokol in Entwicklung</text:span></text:p>
              </text:list-item>
              <text:list-item>
                <text:p text:style-name="P6"><text:span text:style-name="T4"><text:s/></text:span><text:span text:style-name="T4">Siehe:</text:span><text:span text:style-name="T4"><text:line-break/></text:span><text:span text:style-name="T4"> <text:s/>Homepage: </text:span><text:span text:style-name="T43"><text:a xlink:href="http://www.ops.ietf.org/netconf/">http://www.ops.ietf.org/netconf/</text:a></text:span><text:span text:style-name="T4"><text:line-break/></text:span><text:span text:style-name="T4"> <text:s/>Bsp: </text:span><text:span text:style-name="T43"><text:a xlink:href="http://www.ripe.net/ripe/meetings/ripe-47/presentations/ripe47-eof-netconf.pdf">http://www.ripe.net/ripe/meetings/ripe-47/presentations/ripe47-eof-netconf.pdf</text:a></text:span></text:p>
              </text:list-item>
              <text:list-item>
                <text:p text:style-name="P6"><text:span text:style-name="T4"><text:s/></text:span><text:span text:style-name="T4">Basiert auf XML</text:span></text:p>
              </text:list-item>
              <text:list-item>
                <text:p text:style-name="P6"><text:span text:style-name="T17"><text:s/></text:span><text:span text:style-name="T17">4-Schichtenmodel:</text:span></text:p>
              </text:list-item>
            </text:list>
            <text:p text:style-name="P8"><text:span text:style-name="T17"/></text:p>
            <text:p text:style-name="P8"><text:span text:style-name="T17"><text:tab/></text:span><text:span text:style-name="T17">Konfigurations-Möglichkeiten / Content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get-config&gt;, &lt;get-all&gt;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Operationen</text:span><text:span text:style-name="T17"><text:tab/></text:span><text:span text:style-name="T17">&lt;edit-config&gt;,&lt;copy-config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delete-config&gt;, &lt;loc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unlock&gt;, &lt;kill-session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RemoteProcedureCalls</text:span><text:span text:style-name="T17"><text:tab/></text:span><text:span text:style-name="T17">&lt;rpc&gt;, &lt;rpc-reply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<text:tab/></text:span><text:span text:style-name="T17">&lt;rpc-error&gt;, &lt;o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sicherer Transport</text:span><text:span text:style-name="T17"><text:tab/></text:span><text:span text:style-name="T17"><text:tab/></text:span><text:span text:style-name="T17">SSH, SOAP oder BEEP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5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2" draw:text-style-name="P22" draw:layer="layout" svg:width="20.483cm" svg:height="8.656cm" svg:x="4.022cm" svg:y="3.175cm">
          <draw:text-box>
            <text:list text:style-name="L4">
              <text:list-item>
                <text:p text:style-name="P6"><text:span text:style-name="T4"><text:s/></text:span><text:span text:style-name="T17">verschiedene Konfigurationen können auf dem Agenten</text:span><text:span text:style-name="T17"><text:line-break/></text:span><text:span text:style-name="T17"> <text:s/>liegen (&lt;running&gt;, ...)</text:span></text:p>
              </text:list-item>
              <text:list-item>
                <text:p text:style-name="P6"><text:span text:style-name="T17"><text:s/></text:span><text:span text:style-name="T17">Adressierung der einzelnen Managed Objects per URI:</text:span><text:span text:style-name="T17"><text:line-break/></text:span><text:span text:style-name="T17"> <text:s/>http://ietf.org/netconf/base/1.0#name</text:span></text:p>
              </text:list-item>
            </text:list>
            <text:p text:style-name="P8"><text:span text:style-name="T17"><text:s text:c="2"/></text:span><text:span text:style-name="T17"><text:a xlink:href="http://authority/protocol/category/version#name">http://authority/protocol/category/version#name</text:a></text:span></text:p>
            <text:list text:continue-numbering="true" text:style-name="L4">
              <text:list-item>
                <text:p text:style-name="P6"><text:span text:style-name="T17"><text:s/></text:span><text:span text:style-name="T17">sollte einfacher scriptbar/parsbar sein als SNMP</text:span></text:p>
              </text:list-item>
              <text:list-item>
                <text:p text:style-name="P6"><text:span text:style-name="T17"><text:s/></text:span><text:span text:style-name="T17">sollten im Stande sein Capabilities miteinander</text:span><text:span text:style-name="T17"><text:line-break/></text:span><text:span text:style-name="T17"> <text:s/>auszuhandeln</text:span></text:p>
              </text:list-item>
              <text:list-item>
                <text:p text:style-name="P6"><text:span text:style-name="T17"><text:s/></text:span><text:span text:style-name="T17">Standard befindet sich in der Diskussionsphase – manches</text:span><text:span text:style-name="T17"><text:line-break/></text:span><text:span text:style-name="T17"> <text:s/>kann noch ändern </text:span></text:p>
              </text:list-item>
            </text:list>
            <text:p text:style-name="P8"><text:span text:style-name="T17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BEM / CIM / DEN</text:span></text:p>
          </draw:rect>
        </draw:g>
        <draw:frame draw:style-name="gr43" draw:text-style-name="P22" draw:layer="layout" svg:width="20.483cm" svg:height="7.897cm" svg:x="4.022cm" svg:y="3.175cm">
          <draw:text-box>
            <text:list text:style-name="L4">
              <text:list-item>
                <text:p text:style-name="P23"><text:span text:style-name="T4"><text:s/></text:span><text:span text:style-name="T4">DMTF</text:span><text:span text:style-name="T4"><text:tab/></text:span><text:span text:style-name="T4">- Distributed Management Task Force</text:span></text:p>
              </text:list-item>
              <text:list-item>
                <text:p text:style-name="P6"><text:span text:style-name="T4"><text:s/></text:span><text:span text:style-name="T4">DMI</text:span><text:span text:style-name="T4"><text:tab/></text:span><text:span text:style-name="T4">- Desktop Management Interface</text:span><text:span text:style-name="T4"><text:line-break/></text:span><text:span text:style-name="T4"><text:tab/></text:span><text:span text:style-name="T4"><text:tab/></text:span><text:span text:style-name="T4">- Ersetzt durch CIM</text:span></text:p>
              </text:list-item>
              <text:list-item>
                <text:p text:style-name="P6"><text:span text:style-name="T4"><text:s/></text:span><text:span text:style-name="T4">CIM</text:span><text:span text:style-name="T4"><text:tab/></text:span><text:span text:style-name="T4">- Common Information Model</text:span><text:span text:style-name="T4"><text:line-break/></text:span><text:span text:style-name="T4"><text:tab/></text:span><text:span text:style-name="T4"><text:tab/></text:span><text:span text:style-name="T4">- Daten + Methoden (RPC)</text:span></text:p>
              </text:list-item>
              <text:list-item>
                <text:p text:style-name="P6"><text:span text:style-name="T4"><text:s/></text:span><text:span text:style-name="T4">WBEM</text:span><text:span text:style-name="T4"><text:tab/></text:span><text:span text:style-name="T4">- Web-Based Enterprise Management</text:span><text:span text:style-name="T4"><text:line-break/></text:span><text:span text:style-name="T4"><text:tab/></text:span><text:span text:style-name="T4"><text:tab/></text:span><text:span text:style-name="T4">- Zugriff auf CIM via XML over HTTP</text:span></text:p>
              </text:list-item>
              <text:list-item>
                <text:p text:style-name="P6"><text:span text:style-name="T4"><text:s/></text:span><text:span text:style-name="T4">DEN</text:span><text:span text:style-name="T4"><text:tab/></text:span><text:span text:style-name="T4">- Directory Enabled Networks</text:span><text:span text:style-name="T4"><text:line-break/></text:span><text:span text:style-name="T4"><text:tab/></text:span><text:span text:style-name="T4"><text:tab/></text:span><text:span text:style-name="T4">- CIM via LDAP 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4" draw:text-style-name="P22" draw:layer="layout" svg:width="20.483cm" svg:height="9.343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Service / Objekt-orientiertes Model</text:span></text:p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  <text:list-item>
                    <text:p text:style-name="P6"><text:span text:style-name="T4">Vererbung</text:span></text:p>
                  </text:list-item>
                  <text:list-item>
                    <text:p text:style-name="P6"><text:span text:style-name="T4">Assoziation von Objekten</text:span></text:p>
                  </text:list-item>
                  <text:list-item>
                    <text:p text:style-name="P6"><text:span text:style-name="T4">Gegen 1000 Klassen, Assoziationen &amp; Aggregationen</text:span></text:p>
                    <text:list>
                      <text:list-item>
                        <text:p text:style-name="P6"><text:span text:style-name="T4">26 Core Klassen</text:span></text:p>
                      </text:list-item>
                      <text:list-item>
                        <text:p text:style-name="P6"><text:span text:style-name="T4">Basis-Klasse ist ManagedElement-Klasse</text:span></text:p>
                      </text:list-item>
                      <text:list-item>
                        <text:p text:style-name="P6"><text:span text:style-name="T4">Common Klassen mit 12 Untergruppen</text:span></text:p>
                        <text:list>
                          <text:list-item>
                            <text:p text:style-name="P6"><text:span text:style-name="T4">Application, DB, Device, Event, Interop</text:span></text:p>
                          </text:list-item>
                          <text:list-item>
                            <text:p text:style-name="P6"><text:span text:style-name="T4">Metrics, Physical, Policy, Support, System</text:span></text:p>
                          </text:list-item>
                          <text:list-item>
                            <text:p text:style-name="P6"><text:span text:style-name="T4">User, Net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8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24" draw:layer="layout" svg:width="19.002cm" svg:height="2.209cm" draw:transform="rotate (1.5707963267949) translate (0.798cm 19.024cm)">
          <draw:text-box>
            <text:p text:style-name="P2"><text:span text:style-name="T44">Datenkommunikation </text:span><text:span text:style-name="T45">–</text:span><text:span text:style-name="T44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5" draw:text-style-name="P25" draw:layer="layout" svg:width="20.483cm" svg:height="7.897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Event Handling</text:span></text:p>
                  </text:list-item>
                  <text:list-item>
                    <text:p text:style-name="P6"><text:span text:style-name="T4">Instanzen, Klassen, Prozesse</text:span></text:p>
                  </text:list-item>
                  <text:list-item>
                    <text:p text:style-name="P6"><text:span text:style-name="T4">CIM Metaschema definiert Struktur von CIM</text:span></text:p>
                    <text:list>
                      <text:list-item>
                        <text:p text:style-name="P6"><text:span text:style-name="T4">Class, Property, Method, Qualifier, Trigger, Indication, Association, Refernce, Sche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9"/>
          <draw:frame presentation:style-name="pr1" draw:text-style-name="P26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6" draw:text-style-name="P22" draw:layer="layout" svg:width="20.483cm" svg:height="10.102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CIMOM – CIM Object Manager</text:span></text:p>
                    <text:list>
                      <text:list-item>
                        <text:p text:style-name="P6"><text:span text:style-name="T4">prüft Zugangsrechte, Namespace</text:span></text:p>
                      </text:list-item>
                      <text:list-item>
                        <text:p text:style-name="P6"><text:span text:style-name="T4">holt Daten aus Repository bzw. vom Provider und beantwortet Anfragen</text:span></text:p>
                      </text:list-item>
                      <text:list-item>
                        <text:p text:style-name="P6"><text:span text:style-name="T4">hat CIM Schema Repository – Beschreibung der einzelnen Objekte</text:span></text:p>
                        <text:list>
                          <text:list-item>
                            <text:p text:style-name="P6"><text:span text:style-name="T4">root/cimv2 enthält Core/Common Schemas</text:span></text:p>
                          </text:list-item>
                        </text:list>
                      </text:list-item>
                      <text:list-item>
                        <text:p text:style-name="P6"><text:span text:style-name="T4">selbstbeschreibend:</text:span></text:p>
                        <text:list>
                          <text:list-item>
                            <text:p text:style-name="P6"><text:span text:style-name="T4">man kann CIMOM anfragen, welche Funktionen und Klassen er unterstützt</text:span></text:p>
                          </text:list-item>
                          <text:list-item>
                            <text:p text:style-name="P6"><text:span text:style-name="T4">Klassen können nach Attributen, Methoden und erlaubten Werten abgefragt werd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  <draw:stroke-dash draw:name="gestrichelt" draw:style="rect" draw:dots1="1" draw:dots1-length="197%" draw:distance="5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99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01cm" fo:margin-bottom="0cm" fo:line-height="103%" fo:text-align="start" fo:text-indent="0cm" style:punctuation-wrap="simple" style:line-break="normal">
        <style:tab-stops>
          <style:tab-stop style:position="0cm"/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  <style:tab-stop style:position="24.5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529cm"/>
          <style:tab-stop style:position="1.799cm"/>
          <style:tab-stop style:position="3.069cm"/>
          <style:tab-stop style:position="4.339cm"/>
          <style:tab-stop style:position="5.609cm"/>
          <style:tab-stop style:position="6.879cm"/>
          <style:tab-stop style:position="8.149cm"/>
          <style:tab-stop style:position="9.419cm"/>
          <style:tab-stop style:position="10.689cm"/>
          <style:tab-stop style:position="11.959cm"/>
          <style:tab-stop style:position="13.229cm"/>
          <style:tab-stop style:position="14.499cm"/>
          <style:tab-stop style:position="15.769cm"/>
          <style:tab-stop style:position="17.039cm"/>
          <style:tab-stop style:position="18.309cm"/>
          <style:tab-stop style:position="19.579cm"/>
          <style:tab-stop style:position="20.849cm"/>
          <style:tab-stop style:position="22.119cm"/>
          <style:tab-stop style:position="23.389cm"/>
          <style:tab-stop style:position="24.659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91cm" svg:height="19.001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1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3-08-28T08:38:31</meta:creation-date>
    <dc:date>2013-01-16T12:55:30</dc:date>
    <meta:print-date>2004-09-10T11:35:27</meta:print-date>
    <dc:language>en-US</dc:language>
    <meta:editing-cycles>48</meta:editing-cycles>
    <meta:editing-duration>P13DT11H4M5S</meta:editing-duration>
    <dc:creator>Tomas Pospisek</dc:cre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24"/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5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